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2"/>
    <style:style style:name="ce3" style:family="table-cell" style:parent-style-name="Accent_20_3" style:data-style-name="N2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4" style:family="table-cell" style:parent-style-name="Accent_20_3" style:data-style-name="N0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map style:condition="is-true-formula([.B3]=MIN(#REF!;#REF!;#REF!))" style:apply-style-name="cf1" style:base-cell-address="'Sheet1_(2)'.B3"/>
    </style:style>
    <style:style style:name="ce15" style:family="table-cell" style:parent-style-name="Default" style:data-style-name="N2">
      <style:map style:condition="is-true-formula([.B3]=MIN(#REF!;#REF!;#REF!))" style:apply-style-name="cf1" style:base-cell-address="'Sheet1_(2)'.B3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2">
      <style:map style:condition="is-true-formula([.F42]=MIN(#REF!;#REF!;#REF!;[.$F42];[.$H42];[.$J42]))" style:apply-style-name="cf1" style:base-cell-address="'Sheet1_(2)'.F42"/>
    </style:style>
    <style:style style:name="ce8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  <style:style style:name="ce26" style:family="table-cell" style:parent-style-name="Default" style:data-style-name="N2">
      <style:map style:condition="is-true-formula([.B43]=MIN([.$C43];[.$E43];[.$G43];[.$I43];[.$K43];[.$M43]))" style:apply-style-name="cf1" style:base-cell-address="Sheet1.B43"/>
    </style:style>
    <style:style style:name="ce27" style:family="table-cell" style:parent-style-name="Default" style:data-style-name="N2">
      <style:map style:condition="is-true-formula([.B57]=MIN([.$C57];[.$E57];[.$G57];[.$I57];[.$K57];[.$M57]))" style:apply-style-name="cf1" style:base-cell-address="Sheet1.B57"/>
    </style:style>
    <style:style style:name="ce22" style:family="table-cell" style:parent-style-name="Default">
      <style:map style:condition="is-true-formula([.C3]=MIN([.$C3];[.$E3];[.$G3]))" style:apply-style-name="cf1" style:base-cell-address="Sheet1.C3"/>
    </style:style>
    <style:style style:name="ce23" style:family="table-cell" style:parent-style-name="Default" style:data-style-name="N2">
      <style:map style:condition="is-true-formula([.C19]=MIN([.$C19];[.$E19];[.$G19]))" style:apply-style-name="cf1" style:base-cell-address="Sheet1.C19"/>
    </style:style>
    <style:style style:name="ce24" style:family="table-cell" style:parent-style-name="Default" style:data-style-name="N2">
      <style:map style:condition="is-true-formula([.C3]=MIN([.$C3];[.$E3];[.$G3]))" style:apply-style-name="cf1" style:base-cell-address="Sheet1.C3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Sheet1_(2)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2"/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410.5" calcext:value-type="float">
            <text:p>410.5</text:p>
          </table:table-cell>
          <table:table-cell table:style-name="ce15" office:value-type="float" office:value="361.73" calcext:value-type="float">
            <text:p>361.73</text:p>
          </table:table-cell>
          <table:table-cell table:style-name="ce15" office:value-type="float" office:value="221.54" calcext:value-type="float">
            <text:p>221.54</text:p>
          </table:table-cell>
          <table:table-cell table:style-name="ce15" office:value-type="float" office:value="265.62" calcext:value-type="float">
            <text:p>265.62</text:p>
          </table:table-cell>
          <table:table-cell/>
          <table:table-cell table:style-name="ce10" table:formula="of:=MAX([.B3:.E3])" office:value-type="float" office:value="410.5" calcext:value-type="float">
            <text:p>410.50</text:p>
          </table:table-cell>
          <table:table-cell table:formula="of:=[.B3]/[.$G3]" office:value-type="float" office:value="1" calcext:value-type="float">
            <text:p>1</text:p>
          </table:table-cell>
          <table:table-cell table:formula="of:=[.C3]/[.$G3]" office:value-type="float" office:value="0.881193666260658" calcext:value-type="float">
            <text:p>0.881193666260658</text:p>
          </table:table-cell>
          <table:table-cell table:formula="of:=[.D3]/[.$G3]" office:value-type="float" office:value="0.539683313032887" calcext:value-type="float">
            <text:p>0.539683313032887</text:p>
          </table:table-cell>
          <table:table-cell table:formula="of:=[.E3]/[.$G3]" office:value-type="float" office:value="0.647064555420219" calcext:value-type="float">
            <text:p>0.647064555420219</text:p>
          </table:table-cell>
          <table:table-cell/>
          <table:table-cell table:formula="of:=([.$B3]-[.C3])/[.$B3]*100" office:value-type="float" office:value="11.8806333739342" calcext:value-type="float">
            <text:p>11.8806333739342</text:p>
          </table:table-cell>
          <table:table-cell table:formula="of:=([.$B3]-[.D3])/[.$B3]*100" office:value-type="float" office:value="46.0316686967113" calcext:value-type="float">
            <text:p>46.0316686967113</text:p>
          </table:table-cell>
          <table:table-cell table:formula="of:=([.$B3]-[.E3])/[.$B3]*100" office:value-type="float" office:value="35.2935444579781" calcext:value-type="float">
            <text:p>35.2935444579781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382.31" calcext:value-type="float">
            <text:p>382.31</text:p>
          </table:table-cell>
          <table:table-cell table:style-name="ce15" office:value-type="float" office:value="314.64" calcext:value-type="float">
            <text:p>314.64</text:p>
          </table:table-cell>
          <table:table-cell table:style-name="ce15" office:value-type="float" office:value="230.97" calcext:value-type="float">
            <text:p>230.97</text:p>
          </table:table-cell>
          <table:table-cell table:style-name="ce15" office:value-type="float" office:value="224.38" calcext:value-type="float">
            <text:p>224.38</text:p>
          </table:table-cell>
          <table:table-cell/>
          <table:table-cell table:style-name="ce10" table:formula="of:=MAX([.B4:.E4])" office:value-type="float" office:value="382.31" calcext:value-type="float">
            <text:p>382.31</text:p>
          </table:table-cell>
          <table:table-cell table:formula="of:=[.B4]/[.$G4]" office:value-type="float" office:value="1" calcext:value-type="float">
            <text:p>1</text:p>
          </table:table-cell>
          <table:table-cell table:formula="of:=[.C4]/[.$G4]" office:value-type="float" office:value="0.822997044283435" calcext:value-type="float">
            <text:p>0.822997044283435</text:p>
          </table:table-cell>
          <table:table-cell table:formula="of:=[.D4]/[.$G4]" office:value-type="float" office:value="0.60414323454788" calcext:value-type="float">
            <text:p>0.60414323454788</text:p>
          </table:table-cell>
          <table:table-cell table:formula="of:=[.E4]/[.$G4]" office:value-type="float" office:value="0.586905914048809" calcext:value-type="float">
            <text:p>0.586905914048809</text:p>
          </table:table-cell>
          <table:table-cell/>
          <table:table-cell table:formula="of:=([.$B4]-[.C4])/[.$B4]*100" office:value-type="float" office:value="17.7002955716565" calcext:value-type="float">
            <text:p>17.7002955716565</text:p>
          </table:table-cell>
          <table:table-cell table:formula="of:=([.$B4]-[.D4])/[.$B4]*100" office:value-type="float" office:value="39.585676545212" calcext:value-type="float">
            <text:p>39.585676545212</text:p>
          </table:table-cell>
          <table:table-cell table:formula="of:=([.$B4]-[.E4])/[.$B4]*100" office:value-type="float" office:value="41.3094085951191" calcext:value-type="float">
            <text:p>41.3094085951191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349.68" calcext:value-type="float">
            <text:p>349.68</text:p>
          </table:table-cell>
          <table:table-cell table:style-name="ce15" office:value-type="float" office:value="275.8" calcext:value-type="float">
            <text:p>275.80</text:p>
          </table:table-cell>
          <table:table-cell table:style-name="ce15" office:value-type="float" office:value="231.85" calcext:value-type="float">
            <text:p>231.85</text:p>
          </table:table-cell>
          <table:table-cell table:style-name="ce15" office:value-type="float" office:value="232.55" calcext:value-type="float">
            <text:p>232.55</text:p>
          </table:table-cell>
          <table:table-cell/>
          <table:table-cell table:style-name="ce10" table:formula="of:=MAX([.B5:.E5])" office:value-type="float" office:value="349.68" calcext:value-type="float">
            <text:p>349.68</text:p>
          </table:table-cell>
          <table:table-cell table:formula="of:=[.B5]/[.$G5]" office:value-type="float" office:value="1" calcext:value-type="float">
            <text:p>1</text:p>
          </table:table-cell>
          <table:table-cell table:formula="of:=[.C5]/[.$G5]" office:value-type="float" office:value="0.788721116449325" calcext:value-type="float">
            <text:p>0.788721116449325</text:p>
          </table:table-cell>
          <table:table-cell table:formula="of:=[.D5]/[.$G5]" office:value-type="float" office:value="0.66303477465111" calcext:value-type="float">
            <text:p>0.66303477465111</text:p>
          </table:table-cell>
          <table:table-cell table:formula="of:=[.E5]/[.$G5]" office:value-type="float" office:value="0.665036604895905" calcext:value-type="float">
            <text:p>0.665036604895905</text:p>
          </table:table-cell>
          <table:table-cell/>
          <table:table-cell table:formula="of:=([.$B5]-[.C5])/[.$B5]*100" office:value-type="float" office:value="21.1278883550675" calcext:value-type="float">
            <text:p>21.1278883550675</text:p>
          </table:table-cell>
          <table:table-cell table:formula="of:=([.$B5]-[.D5])/[.$B5]*100" office:value-type="float" office:value="33.6965225348891" calcext:value-type="float">
            <text:p>33.6965225348891</text:p>
          </table:table-cell>
          <table:table-cell table:formula="of:=([.$B5]-[.E5])/[.$B5]*100" office:value-type="float" office:value="33.4963395104095" calcext:value-type="float">
            <text:p>33.4963395104095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995.79" calcext:value-type="float">
            <text:p>995.79</text:p>
          </table:table-cell>
          <table:table-cell table:style-name="ce15" office:value-type="float" office:value="833.11" calcext:value-type="float">
            <text:p>833.11</text:p>
          </table:table-cell>
          <table:table-cell table:style-name="ce15" office:value-type="float" office:value="743.39" calcext:value-type="float">
            <text:p>743.39</text:p>
          </table:table-cell>
          <table:table-cell table:style-name="ce15" office:value-type="float" office:value="771.46" calcext:value-type="float">
            <text:p>771.46</text:p>
          </table:table-cell>
          <table:table-cell/>
          <table:table-cell table:style-name="ce10" table:formula="of:=MAX([.B6:.E6])" office:value-type="float" office:value="995.79" calcext:value-type="float">
            <text:p>995.79</text:p>
          </table:table-cell>
          <table:table-cell table:formula="of:=[.B6]/[.$G6]" office:value-type="float" office:value="1" calcext:value-type="float">
            <text:p>1</text:p>
          </table:table-cell>
          <table:table-cell table:formula="of:=[.C6]/[.$G6]" office:value-type="float" office:value="0.83663222165316" calcext:value-type="float">
            <text:p>0.83663222165316</text:p>
          </table:table-cell>
          <table:table-cell table:formula="of:=[.D6]/[.$G6]" office:value-type="float" office:value="0.746532903523835" calcext:value-type="float">
            <text:p>0.746532903523835</text:p>
          </table:table-cell>
          <table:table-cell table:formula="of:=[.E6]/[.$G6]" office:value-type="float" office:value="0.774721577842718" calcext:value-type="float">
            <text:p>0.774721577842718</text:p>
          </table:table-cell>
          <table:table-cell/>
          <table:table-cell table:formula="of:=([.$B6]-[.C6])/[.$B6]*100" office:value-type="float" office:value="16.336777834684" calcext:value-type="float">
            <text:p>16.336777834684</text:p>
          </table:table-cell>
          <table:table-cell table:formula="of:=([.$B6]-[.D6])/[.$B6]*100" office:value-type="float" office:value="25.3467096476165" calcext:value-type="float">
            <text:p>25.3467096476165</text:p>
          </table:table-cell>
          <table:table-cell table:formula="of:=([.$B6]-[.E6])/[.$B6]*100" office:value-type="float" office:value="22.5278422157282" calcext:value-type="float">
            <text:p>22.5278422157282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927.64" calcext:value-type="float">
            <text:p>927.64</text:p>
          </table:table-cell>
          <table:table-cell table:style-name="ce15" office:value-type="float" office:value="785.3" calcext:value-type="float">
            <text:p>785.30</text:p>
          </table:table-cell>
          <table:table-cell table:style-name="ce15" office:value-type="float" office:value="699.49" calcext:value-type="float">
            <text:p>699.49</text:p>
          </table:table-cell>
          <table:table-cell table:style-name="ce15" office:value-type="float" office:value="701.25" calcext:value-type="float">
            <text:p>701.25</text:p>
          </table:table-cell>
          <table:table-cell/>
          <table:table-cell table:style-name="ce10" table:formula="of:=MAX([.B7:.E7])" office:value-type="float" office:value="927.64" calcext:value-type="float">
            <text:p>927.64</text:p>
          </table:table-cell>
          <table:table-cell table:formula="of:=[.B7]/[.$G7]" office:value-type="float" office:value="1" calcext:value-type="float">
            <text:p>1</text:p>
          </table:table-cell>
          <table:table-cell table:formula="of:=[.C7]/[.$G7]" office:value-type="float" office:value="0.846556853951964" calcext:value-type="float">
            <text:p>0.846556853951964</text:p>
          </table:table-cell>
          <table:table-cell table:formula="of:=[.D7]/[.$G7]" office:value-type="float" office:value="0.75405329653745" calcext:value-type="float">
            <text:p>0.75405329653745</text:p>
          </table:table-cell>
          <table:table-cell table:formula="of:=[.E7]/[.$G7]" office:value-type="float" office:value="0.755950584278384" calcext:value-type="float">
            <text:p>0.755950584278384</text:p>
          </table:table-cell>
          <table:table-cell/>
          <table:table-cell table:formula="of:=([.$B7]-[.C7])/[.$B7]*100" office:value-type="float" office:value="15.3443146048036" calcext:value-type="float">
            <text:p>15.3443146048036</text:p>
          </table:table-cell>
          <table:table-cell table:formula="of:=([.$B7]-[.D7])/[.$B7]*100" office:value-type="float" office:value="24.594670346255" calcext:value-type="float">
            <text:p>24.594670346255</text:p>
          </table:table-cell>
          <table:table-cell table:formula="of:=([.$B7]-[.E7])/[.$B7]*100" office:value-type="float" office:value="24.4049415721616" calcext:value-type="float">
            <text:p>24.4049415721616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float" office:value="808.94" calcext:value-type="float">
            <text:p>808.94</text:p>
          </table:table-cell>
          <table:table-cell table:style-name="ce15" office:value-type="float" office:value="715.92" calcext:value-type="float">
            <text:p>715.92</text:p>
          </table:table-cell>
          <table:table-cell table:style-name="ce15" office:value-type="float" office:value="523.44" calcext:value-type="float">
            <text:p>523.44</text:p>
          </table:table-cell>
          <table:table-cell table:style-name="ce15" office:value-type="float" office:value="473.32" calcext:value-type="float">
            <text:p>473.32</text:p>
          </table:table-cell>
          <table:table-cell/>
          <table:table-cell table:style-name="ce10" table:formula="of:=MAX([.B8:.E8])" office:value-type="float" office:value="808.94" calcext:value-type="float">
            <text:p>808.94</text:p>
          </table:table-cell>
          <table:table-cell table:formula="of:=[.B8]/[.$G8]" office:value-type="float" office:value="1" calcext:value-type="float">
            <text:p>1</text:p>
          </table:table-cell>
          <table:table-cell table:formula="of:=[.C8]/[.$G8]" office:value-type="float" office:value="0.885010013103568" calcext:value-type="float">
            <text:p>0.885010013103568</text:p>
          </table:table-cell>
          <table:table-cell table:formula="of:=[.D8]/[.$G8]" office:value-type="float" office:value="0.647069003881623" calcext:value-type="float">
            <text:p>0.647069003881623</text:p>
          </table:table-cell>
          <table:table-cell table:formula="of:=[.E8]/[.$G8]" office:value-type="float" office:value="0.58511138032487" calcext:value-type="float">
            <text:p>0.58511138032487</text:p>
          </table:table-cell>
          <table:table-cell/>
          <table:table-cell table:formula="of:=([.$B8]-[.C8])/[.$B8]*100" office:value-type="float" office:value="11.4989986896432" calcext:value-type="float">
            <text:p>11.4989986896432</text:p>
          </table:table-cell>
          <table:table-cell table:formula="of:=([.$B8]-[.D8])/[.$B8]*100" office:value-type="float" office:value="35.2930996118377" calcext:value-type="float">
            <text:p>35.2930996118377</text:p>
          </table:table-cell>
          <table:table-cell table:formula="of:=([.$B8]-[.E8])/[.$B8]*100" office:value-type="float" office:value="41.488861967513" calcext:value-type="float">
            <text:p>41.488861967513</text:p>
          </table:table-cell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469.11" calcext:value-type="float">
            <text:p>469.11</text:p>
          </table:table-cell>
          <table:table-cell table:style-name="ce15" office:value-type="float" office:value="417.1" calcext:value-type="float">
            <text:p>417.10</text:p>
          </table:table-cell>
          <table:table-cell table:style-name="ce15" office:value-type="float" office:value="339.27" calcext:value-type="float">
            <text:p>339.27</text:p>
          </table:table-cell>
          <table:table-cell table:style-name="ce15" office:value-type="float" office:value="367.53" calcext:value-type="float">
            <text:p>367.53</text:p>
          </table:table-cell>
          <table:table-cell/>
          <table:table-cell table:style-name="ce10" table:formula="of:=MAX([.B9:.E9])" office:value-type="float" office:value="469.11" calcext:value-type="float">
            <text:p>469.11</text:p>
          </table:table-cell>
          <table:table-cell table:formula="of:=[.B9]/[.$G9]" office:value-type="float" office:value="1" calcext:value-type="float">
            <text:p>1</text:p>
          </table:table-cell>
          <table:table-cell table:formula="of:=[.C9]/[.$G9]" office:value-type="float" office:value="0.88913048112383" calcext:value-type="float">
            <text:p>0.88913048112383</text:p>
          </table:table-cell>
          <table:table-cell table:formula="of:=[.D9]/[.$G9]" office:value-type="float" office:value="0.723220566604848" calcext:value-type="float">
            <text:p>0.723220566604848</text:p>
          </table:table-cell>
          <table:table-cell table:formula="of:=[.E9]/[.$G9]" office:value-type="float" office:value="0.783462300952868" calcext:value-type="float">
            <text:p>0.783462300952868</text:p>
          </table:table-cell>
          <table:table-cell/>
          <table:table-cell table:formula="of:=([.$B9]-[.C9])/[.$B9]*100" office:value-type="float" office:value="11.086951887617" calcext:value-type="float">
            <text:p>11.086951887617</text:p>
          </table:table-cell>
          <table:table-cell table:formula="of:=([.$B9]-[.D9])/[.$B9]*100" office:value-type="float" office:value="27.6779433395153" calcext:value-type="float">
            <text:p>27.6779433395153</text:p>
          </table:table-cell>
          <table:table-cell table:formula="of:=([.$B9]-[.E9])/[.$B9]*100" office:value-type="float" office:value="21.6537699047132" calcext:value-type="float">
            <text:p>21.6537699047132</text:p>
          </table:table-cell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float" office:value="4312.54" calcext:value-type="float">
            <text:p>4312.54</text:p>
          </table:table-cell>
          <table:table-cell table:style-name="ce15" office:value-type="float" office:value="3521.95" calcext:value-type="float">
            <text:p>3521.95</text:p>
          </table:table-cell>
          <table:table-cell table:style-name="ce15" office:value-type="float" office:value="3330.48" calcext:value-type="float">
            <text:p>3330.48</text:p>
          </table:table-cell>
          <table:table-cell table:style-name="ce15" office:value-type="float" office:value="3476.45" calcext:value-type="float">
            <text:p>3476.45</text:p>
          </table:table-cell>
          <table:table-cell/>
          <table:table-cell table:style-name="ce10" table:formula="of:=MAX([.B10:.E10])" office:value-type="float" office:value="4312.54" calcext:value-type="float">
            <text:p>4312.54</text:p>
          </table:table-cell>
          <table:table-cell table:formula="of:=[.B10]/[.$G10]" office:value-type="float" office:value="1" calcext:value-type="float">
            <text:p>1</text:p>
          </table:table-cell>
          <table:table-cell table:formula="of:=[.C10]/[.$G10]" office:value-type="float" office:value="0.816676483000737" calcext:value-type="float">
            <text:p>0.816676483000737</text:p>
          </table:table-cell>
          <table:table-cell table:formula="of:=[.D10]/[.$G10]" office:value-type="float" office:value="0.772278054232541" calcext:value-type="float">
            <text:p>0.772278054232541</text:p>
          </table:table-cell>
          <table:table-cell table:formula="of:=[.E10]/[.$G10]" office:value-type="float" office:value="0.806125856223942" calcext:value-type="float">
            <text:p>0.806125856223942</text:p>
          </table:table-cell>
          <table:table-cell/>
          <table:table-cell table:formula="of:=([.$B10]-[.C10])/[.$B10]*100" office:value-type="float" office:value="18.3323516999263" calcext:value-type="float">
            <text:p>18.3323516999263</text:p>
          </table:table-cell>
          <table:table-cell table:formula="of:=([.$B10]-[.D10])/[.$B10]*100" office:value-type="float" office:value="22.772194576746" calcext:value-type="float">
            <text:p>22.772194576746</text:p>
          </table:table-cell>
          <table:table-cell table:formula="of:=([.$B10]-[.E10])/[.$B10]*100" office:value-type="float" office:value="19.3874143776058" calcext:value-type="float">
            <text:p>19.3874143776058</text:p>
          </table:table-cell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2935.01" calcext:value-type="float">
            <text:p>2935.01</text:p>
          </table:table-cell>
          <table:table-cell table:style-name="ce15" office:value-type="float" office:value="2583.64" calcext:value-type="float">
            <text:p>2583.64</text:p>
          </table:table-cell>
          <table:table-cell table:style-name="ce15" office:value-type="float" office:value="2408.35" calcext:value-type="float">
            <text:p>2408.35</text:p>
          </table:table-cell>
          <table:table-cell table:style-name="ce15" office:value-type="float" office:value="2064.72" calcext:value-type="float">
            <text:p>2064.72</text:p>
          </table:table-cell>
          <table:table-cell/>
          <table:table-cell table:style-name="ce10" table:formula="of:=MAX([.B11:.E11])" office:value-type="float" office:value="2935.01" calcext:value-type="float">
            <text:p>2935.01</text:p>
          </table:table-cell>
          <table:table-cell table:formula="of:=[.B11]/[.$G11]" office:value-type="float" office:value="1" calcext:value-type="float">
            <text:p>1</text:p>
          </table:table-cell>
          <table:table-cell table:formula="of:=[.C11]/[.$G11]" office:value-type="float" office:value="0.880283201760812" calcext:value-type="float">
            <text:p>0.880283201760812</text:p>
          </table:table-cell>
          <table:table-cell table:formula="of:=[.D11]/[.$G11]" office:value-type="float" office:value="0.820559384806185" calcext:value-type="float">
            <text:p>0.820559384806185</text:p>
          </table:table-cell>
          <table:table-cell table:formula="of:=[.E11]/[.$G11]" office:value-type="float" office:value="0.703479715571667" calcext:value-type="float">
            <text:p>0.703479715571667</text:p>
          </table:table-cell>
          <table:table-cell/>
          <table:table-cell table:formula="of:=([.$B11]-[.C11])/[.$B11]*100" office:value-type="float" office:value="11.9716798239188" calcext:value-type="float">
            <text:p>11.9716798239188</text:p>
          </table:table-cell>
          <table:table-cell table:formula="of:=([.$B11]-[.D11])/[.$B11]*100" office:value-type="float" office:value="17.9440615193815" calcext:value-type="float">
            <text:p>17.9440615193815</text:p>
          </table:table-cell>
          <table:table-cell table:formula="of:=([.$B11]-[.E11])/[.$B11]*100" office:value-type="float" office:value="29.6520284428333" calcext:value-type="float">
            <text:p>29.6520284428333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2437.73" calcext:value-type="float">
            <text:p>2437.73</text:p>
          </table:table-cell>
          <table:table-cell table:style-name="ce15" office:value-type="float" office:value="1888.36" calcext:value-type="float">
            <text:p>1888.36</text:p>
          </table:table-cell>
          <table:table-cell table:style-name="ce15" office:value-type="float" office:value="1655.83" calcext:value-type="float">
            <text:p>1655.83</text:p>
          </table:table-cell>
          <table:table-cell table:style-name="ce15" office:value-type="float" office:value="1605.77" calcext:value-type="float">
            <text:p>1605.77</text:p>
          </table:table-cell>
          <table:table-cell/>
          <table:table-cell table:style-name="ce10" table:formula="of:=MAX([.B12:.E12])" office:value-type="float" office:value="2437.73" calcext:value-type="float">
            <text:p>2437.73</text:p>
          </table:table-cell>
          <table:table-cell table:formula="of:=[.B12]/[.$G12]" office:value-type="float" office:value="1" calcext:value-type="float">
            <text:p>1</text:p>
          </table:table-cell>
          <table:table-cell table:formula="of:=[.C12]/[.$G12]" office:value-type="float" office:value="0.774638700758493" calcext:value-type="float">
            <text:p>0.774638700758493</text:p>
          </table:table-cell>
          <table:table-cell table:formula="of:=[.D12]/[.$G12]" office:value-type="float" office:value="0.679250778388091" calcext:value-type="float">
            <text:p>0.679250778388091</text:p>
          </table:table-cell>
          <table:table-cell table:formula="of:=[.E12]/[.$G12]" office:value-type="float" office:value="0.658715280199202" calcext:value-type="float">
            <text:p>0.658715280199202</text:p>
          </table:table-cell>
          <table:table-cell/>
          <table:table-cell table:formula="of:=([.$B12]-[.C12])/[.$B12]*100" office:value-type="float" office:value="22.5361299241508" calcext:value-type="float">
            <text:p>22.5361299241508</text:p>
          </table:table-cell>
          <table:table-cell table:formula="of:=([.$B12]-[.D12])/[.$B12]*100" office:value-type="float" office:value="32.074922161191" calcext:value-type="float">
            <text:p>32.074922161191</text:p>
          </table:table-cell>
          <table:table-cell table:formula="of:=([.$B12]-[.E12])/[.$B12]*100" office:value-type="float" office:value="34.1284719800798" calcext:value-type="float">
            <text:p>34.1284719800798</text:p>
          </table:table-cell>
          <table:table-cell table:number-columns-repeated="4"/>
          <table:table-cell table:style-name="ce8" office:value-type="string" calcext:value-type="string">
            <text:p>NT=1NM=1ND=1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7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4"/>
          <table:table-cell table:style-name="ce8" table:number-columns-repeated="4"/>
          <table:table-cell table:number-columns-repeated="16361"/>
        </table:table-row>
        <table:table-row table:style-name="ro1">
          <table:table-cell table:number-columns-repeated="2"/>
          <table:table-cell>
            <draw:frame draw:z-index="0" draw:name="Chart 6" draw:style-name="gr1" svg:width="5in" svg:height="3in" svg:x="0.0902in" svg:y="0.0488in">
              <draw:object draw:notify-on-update-of-ranges="'Sheet1_(2)'.A3:'Sheet1_(2)'.A12 'Sheet1_(2)'.M2:'Sheet1_(2)'.M2 'Sheet1_(2)'.M3:'Sheet1_(2)'.M12 'Sheet1_(2)'.N2:'Sheet1_(2)'.N2 'Sheet1_(2)'.N3:'Sheet1_(2)'.N12 'Sheet1_(2)'.O2:'Sheet1_(2)'.O2 'Sheet1_(2)'.O3:'Sheet1_(2)'.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name="Chart 11" draw:style-name="gr1" svg:width="5in" svg:height="3in" svg:x="0.4898in" svg:y="0.1756in">
              <draw:object draw:notify-on-update-of-ranges="'Sheet1_(2)'.A34:'Sheet1_(2)'.B45 'Sheet1_(2)'.C33:'Sheet1_(2)'.C33 'Sheet1_(2)'.C34:'Sheet1_(2)'.C45 'Sheet1_(2)'.D33:'Sheet1_(2)'.D33 'Sheet1_(2)'.D34:'Sheet1_(2)'.D45 'Sheet1_(2)'.E33:'Sheet1_(2)'.E33 'Sheet1_(2)'.E34:'Sheet1_(2)'.E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mprovement - oikon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small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11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1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large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1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1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1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1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1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nsance 7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4"/>
          <table:table-cell table:style-name="ce10" table:number-columns-repeated="2"/>
          <table:table-cell table:number-columns-repeated="5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1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style-name="ce7" office:value-type="string" calcext:value-type="string">
            <text:p>MAKESPAN</text:p>
          </table:table-cell>
          <table:table-cell table:number-columns-repeated="8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3"/>
          <table:table-cell table:style-name="ce8" office:value-type="string" calcext:value-type="string">
            <text:p>insance LARGE - 1k citizents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28</text:p>
          </table:table-cell>
          <table:table-cell table:number-columns-repeated="1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2"/>
          <table:table-cell>
            <draw:frame draw:z-index="2" draw:name="Chart 13" draw:style-name="gr1" svg:width="5in" svg:height="3in" svg:x="0.3764in" svg:y="0.0047in">
              <draw:object draw:notify-on-update-of-ranges="'Sheet1_(2)'.A49:'Sheet1_(2)'.A56 'Sheet1_(2)'.B48:'Sheet1_(2)'.B48 'Sheet1_(2)'.B49:'Sheet1_(2)'.B56 'Sheet1_(2)'.C48:'Sheet1_(2)'.C48 'Sheet1_(2)'.C49:'Sheet1_(2)'.C56 'Sheet1_(2)'.D48:'Sheet1_(2)'.D48 'Sheet1_(2)'.D49:'Sheet1_(2)'.D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0"/>
          <table:table-cell table:style-name="ce8"/>
          <table:table-cell table:style-name="ce8" office:value-type="string" calcext:value-type="string">
            <text:p>NM=1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2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4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ACO</text:p>
          </table:table-cell>
          <table:table-cell office:value-type="string" calcext:value-type="string">
            <text:p>ND-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 table:number-columns-repeated="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instance7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90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6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4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0" table:number-columns-repeated="6"/>
          <table:table-cell table:number-columns-repeated="8"/>
          <table:table-cell table:style-name="ce8" office:value-type="string" calcext:value-type="string">
            <text:p>PT20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 table:number-columns-repeated="6"/>
          <table:table-cell table:number-columns-repeated="16373"/>
        </table:table-row>
        <table:table-row table:style-name="ro1" table:number-rows-repeated="4">
          <table:table-cell table:number-columns-repeated="5"/>
          <table:table-cell table:style-name="ce17" table:number-columns-repeated="6"/>
          <table:table-cell table:number-columns-repeated="16373"/>
        </table:table-row>
        <table:table-row table:style-name="ro1">
          <table:table-cell table:number-columns-repeated="5"/>
          <table:table-cell table:style-name="ce10" table:number-columns-repeated="6"/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36">
          <table:table-cell table:number-columns-repeated="16384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2">
          <table:table-cell table:style-name="ce10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14">
          <table:table-cell table:style-name="ce10" table:number-columns-repeated="5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2" table:number-rows-repeated="26">
          <table:table-cell table:number-columns-repeated="16384"/>
        </table:table-row>
        <table:table-row table:style-name="ro2">
          <table:table-cell table:style-name="ce4" table:number-columns-repeated="5"/>
          <table:table-cell table:number-columns-repeated="16379"/>
        </table:table-row>
        <table:table-row table:style-name="ro2" table:number-rows-repeated="104836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Sheet1_(2)'.B3:'Sheet1_(2)'.E12 'Sheet1_(2)'.H42:'Sheet1_(2)'.H52 'Sheet1_(2)'.J42:'Sheet1_(2)'.J52 'Sheet1_(2)'.F45:'Sheet1_(2)'.F52">
            <calcext:condition calcext:apply-style-name="cf1" calcext:value="formula-is([.B3]=MIN(#REF!;#REF!;#REF!))" calcext:base-cell-address="'Sheet1_(2)'.B3"/>
          </calcext:conditional-format>
          <calcext:conditional-format calcext:target-range-address="'Sheet1_(2)'.G42:'Sheet1_(2)'.G52 'Sheet1_(2)'.I42:'Sheet1_(2)'.I52 'Sheet1_(2)'.K42:'Sheet1_(2)'.K52 'Sheet1_(2)'.F56:'Sheet1_(2)'.K60">
            <calcext:condition calcext:apply-style-name="cf1" calcext:value="formula-is([.F42]=MIN(#REF!;#REF!;#REF!;[.$F42];[.$H42];[.$J42]))" calcext:base-cell-address="'Sheet1_(2)'.F42"/>
          </calcext:conditional-format>
        </calcext:conditional-formats>
      </table:table>
      <table:table table:name="Sheet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9" table:default-cell-style-name="ce1"/>
        <table:table-column table:style-name="co8" table:number-columns-repeated="5" table:default-cell-style-name="ce1"/>
        <table:table-column table:style-name="co6" table:number-columns-repeated="16370" table:default-cell-style-name="ce1"/>
        <table:table-row table:style-name="ro2">
          <table:table-cell table:style-name="Default" office:value-type="string" calcext:value-type="string">
            <text:p>original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22" office:value-type="float" office:value="231.04" calcext:value-type="float">
            <text:p>231.04</text:p>
          </table:table-cell>
          <table:table-cell table:style-name="ce24" table:formula="of:=100*([.C3]-[.B3])/[.B3]" office:value-type="float" office:value="0" calcext:value-type="float">
            <text:p>0.00</text:p>
          </table:table-cell>
          <table:table-cell table:style-name="ce22" office:value-type="float" office:value="258.24" calcext:value-type="float">
            <text:p>258.24</text:p>
          </table:table-cell>
          <table:table-cell table:style-name="ce24" table:formula="of:=([.E3]-[.B3])/[.B3]*100" office:value-type="float" office:value="11.7728531855956" calcext:value-type="float">
            <text:p>11.77</text:p>
          </table:table-cell>
          <table:table-cell table:style-name="ce22" office:value-type="float" office:value="410.5" calcext:value-type="float">
            <text:p>410.5</text:p>
          </table:table-cell>
          <table:table-cell table:style-name="ce24" table:formula="of:=100*([.G3]-[.B3])/[.B3]" office:value-type="float" office:value="77.6748614958449" calcext:value-type="float">
            <text:p>77.6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22" office:value-type="float" office:value="246.38" calcext:value-type="float">
            <text:p>246.38</text:p>
          </table:table-cell>
          <table:table-cell table:style-name="ce24" table:formula="of:=100*([.C4]-[.B4])/[.B4]" office:value-type="float" office:value="0" calcext:value-type="float">
            <text:p>0.00</text:p>
          </table:table-cell>
          <table:table-cell table:style-name="ce22" office:value-type="float" office:value="259.42" calcext:value-type="float">
            <text:p>259.42</text:p>
          </table:table-cell>
          <table:table-cell table:style-name="ce24" table:formula="of:=([.E4]-[.B4])/[.B4]*100" office:value-type="float" office:value="5.2926373893985" calcext:value-type="float">
            <text:p>5.29</text:p>
          </table:table-cell>
          <table:table-cell table:style-name="ce22" office:value-type="float" office:value="382.31" calcext:value-type="float">
            <text:p>382.31</text:p>
          </table:table-cell>
          <table:table-cell table:style-name="ce24" table:formula="of:=100*([.G4]-[.B4])/[.B4]" office:value-type="float" office:value="55.1708742592743" calcext:value-type="float">
            <text:p>55.1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22" office:value-type="float" office:value="277.5" calcext:value-type="float">
            <text:p>277.5</text:p>
          </table:table-cell>
          <table:table-cell table:style-name="ce24" table:formula="of:=100*([.C5]-[.B5])/[.B5]" office:value-type="float" office:value="12.1710659282914" calcext:value-type="float">
            <text:p>12.17</text:p>
          </table:table-cell>
          <table:table-cell table:style-name="ce22" office:value-type="float" office:value="247.39" calcext:value-type="float">
            <text:p>247.39</text:p>
          </table:table-cell>
          <table:table-cell table:style-name="ce24" table:formula="of:=([.E5]-[.B5])/[.B5]*100" office:value-type="float" office:value="0" calcext:value-type="float">
            <text:p>0.00</text:p>
          </table:table-cell>
          <table:table-cell table:style-name="ce22" office:value-type="float" office:value="349.68" calcext:value-type="float">
            <text:p>349.68</text:p>
          </table:table-cell>
          <table:table-cell table:style-name="ce24" table:formula="of:=100*([.G5]-[.B5])/[.B5]" office:value-type="float" office:value="41.3476696713691" calcext:value-type="float">
            <text:p>41.3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22" office:value-type="float" office:value="769.7" calcext:value-type="float">
            <text:p>769.7</text:p>
          </table:table-cell>
          <table:table-cell table:style-name="ce24" table:formula="of:=100*([.C6]-[.B6])/[.B6]" office:value-type="float" office:value="0.153541872690374" calcext:value-type="float">
            <text:p>0.15</text:p>
          </table:table-cell>
          <table:table-cell table:style-name="ce22" office:value-type="float" office:value="768.52" calcext:value-type="float">
            <text:p>768.52</text:p>
          </table:table-cell>
          <table:table-cell table:style-name="ce24" table:formula="of:=([.E6]-[.B6])/[.B6]*100" office:value-type="float" office:value="0" calcext:value-type="float">
            <text:p>0.00</text:p>
          </table:table-cell>
          <table:table-cell table:style-name="ce22" office:value-type="float" office:value="995.79" calcext:value-type="float">
            <text:p>995.79</text:p>
          </table:table-cell>
          <table:table-cell table:style-name="ce24" table:formula="of:=100*([.G6]-[.B6])/[.B6]" office:value-type="float" office:value="29.5724249206267" calcext:value-type="float">
            <text:p>29.5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22" office:value-type="float" office:value="737.73" calcext:value-type="float">
            <text:p>737.73</text:p>
          </table:table-cell>
          <table:table-cell table:style-name="ce24" table:formula="of:=100*([.C7]-[.B7])/[.B7]" office:value-type="float" office:value="0.542419080068146" calcext:value-type="float">
            <text:p>0.54</text:p>
          </table:table-cell>
          <table:table-cell table:style-name="ce22" office:value-type="float" office:value="733.75" calcext:value-type="float">
            <text:p>733.75</text:p>
          </table:table-cell>
          <table:table-cell table:style-name="ce24" table:formula="of:=([.E7]-[.B7])/[.B7]*100" office:value-type="float" office:value="0" calcext:value-type="float">
            <text:p>0.00</text:p>
          </table:table-cell>
          <table:table-cell table:style-name="ce22" office:value-type="float" office:value="927.64" calcext:value-type="float">
            <text:p>927.64</text:p>
          </table:table-cell>
          <table:table-cell table:style-name="ce24" table:formula="of:=100*([.G7]-[.B7])/[.B7]" office:value-type="float" office:value="26.424531516184" calcext:value-type="float">
            <text:p>26.42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22" office:value-type="float" office:value="545.35" calcext:value-type="float">
            <text:p>545.35</text:p>
          </table:table-cell>
          <table:table-cell table:style-name="ce24" table:formula="of:=100*([.C8]-[.B8])/[.B8]" office:value-type="float" office:value="10.4752451178997" calcext:value-type="float">
            <text:p>10.48</text:p>
          </table:table-cell>
          <table:table-cell table:style-name="ce22" office:value-type="float" office:value="493.64" calcext:value-type="float">
            <text:p>493.64</text:p>
          </table:table-cell>
          <table:table-cell table:style-name="ce24" table:formula="of:=([.E8]-[.B8])/[.B8]*100" office:value-type="float" office:value="0" calcext:value-type="float">
            <text:p>0.00</text:p>
          </table:table-cell>
          <table:table-cell table:style-name="ce22" office:value-type="float" office:value="808.94" calcext:value-type="float">
            <text:p>808.94</text:p>
          </table:table-cell>
          <table:table-cell table:style-name="ce24" table:formula="of:=100*([.G8]-[.B8])/[.B8]" office:value-type="float" office:value="63.8724576614537" calcext:value-type="float">
            <text:p>63.8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22" office:value-type="float" office:value="352.11" calcext:value-type="float">
            <text:p>352.11</text:p>
          </table:table-cell>
          <table:table-cell table:style-name="ce24" table:formula="of:=100*([.C9]-[.B9])/[.B9]" office:value-type="float" office:value="0" calcext:value-type="float">
            <text:p>0.00</text:p>
          </table:table-cell>
          <table:table-cell table:style-name="ce22" office:value-type="float" office:value="440.15" calcext:value-type="float">
            <text:p>440.15</text:p>
          </table:table-cell>
          <table:table-cell table:style-name="ce24" table:formula="of:=([.E9]-[.B9])/[.B9]*100" office:value-type="float" office:value="25.0035500269802" calcext:value-type="float">
            <text:p>25.00</text:p>
          </table:table-cell>
          <table:table-cell table:style-name="ce22" office:value-type="float" office:value="469.11" calcext:value-type="float">
            <text:p>469.11</text:p>
          </table:table-cell>
          <table:table-cell table:style-name="ce24" table:formula="of:=100*([.G9]-[.B9])/[.B9]" office:value-type="float" office:value="33.2282525347193" calcext:value-type="float">
            <text:p>33.2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22" office:value-type="float" office:value="3586.21" calcext:value-type="float">
            <text:p>3586.21</text:p>
          </table:table-cell>
          <table:table-cell table:style-name="ce24" table:formula="of:=100*([.C10]-[.B10])/[.B10]" office:value-type="float" office:value="0" calcext:value-type="float">
            <text:p>0.00</text:p>
          </table:table-cell>
          <table:table-cell table:style-name="ce22" office:value-type="float" office:value="3646.71" calcext:value-type="float">
            <text:p>3646.71</text:p>
          </table:table-cell>
          <table:table-cell table:style-name="ce24" table:formula="of:=([.E10]-[.B10])/[.B10]*100" office:value-type="float" office:value="1.68701777085001" calcext:value-type="float">
            <text:p>1.69</text:p>
          </table:table-cell>
          <table:table-cell table:style-name="ce22" office:value-type="float" office:value="4312.54" calcext:value-type="float">
            <text:p>4312.54</text:p>
          </table:table-cell>
          <table:table-cell table:style-name="ce24" table:formula="of:=100*([.G10]-[.B10])/[.B10]" office:value-type="float" office:value="20.2534151653138" calcext:value-type="float">
            <text:p>20.2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22" office:value-type="float" office:value="2206.32" calcext:value-type="float">
            <text:p>2206.32</text:p>
          </table:table-cell>
          <table:table-cell table:style-name="ce24" table:formula="of:=100*([.C11]-[.B11])/[.B11]" office:value-type="float" office:value="0" calcext:value-type="float">
            <text:p>0.00</text:p>
          </table:table-cell>
          <table:table-cell table:style-name="ce22" office:value-type="float" office:value="2436.95" calcext:value-type="float">
            <text:p>2436.95</text:p>
          </table:table-cell>
          <table:table-cell table:style-name="ce24" table:formula="of:=([.E11]-[.B11])/[.B11]*100" office:value-type="float" office:value="10.4531527611588" calcext:value-type="float">
            <text:p>10.45</text:p>
          </table:table-cell>
          <table:table-cell table:style-name="ce22" office:value-type="float" office:value="2935.01" calcext:value-type="float">
            <text:p>2935.01</text:p>
          </table:table-cell>
          <table:table-cell table:style-name="ce24" table:formula="of:=100*([.G11]-[.B11])/[.B11]" office:value-type="float" office:value="33.0273940316908" calcext:value-type="float">
            <text:p>33.0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22" office:value-type="float" office:value="1625.21" calcext:value-type="float">
            <text:p>1625.21</text:p>
          </table:table-cell>
          <table:table-cell table:style-name="ce24" table:formula="of:=100*([.C12]-[.B12])/[.B12]" office:value-type="float" office:value="1.46908246341341" calcext:value-type="float">
            <text:p>1.47</text:p>
          </table:table-cell>
          <table:table-cell table:style-name="ce22" office:value-type="float" office:value="1601.68" calcext:value-type="float">
            <text:p>1601.68</text:p>
          </table:table-cell>
          <table:table-cell table:style-name="ce24" table:formula="of:=([.E12]-[.B12])/[.B12]*100" office:value-type="float" office:value="0" calcext:value-type="float">
            <text:p>0.00</text:p>
          </table:table-cell>
          <table:table-cell table:style-name="ce22" office:value-type="float" office:value="2437.73" calcext:value-type="float">
            <text:p>2437.73</text:p>
          </table:table-cell>
          <table:table-cell table:style-name="ce24" table:formula="of:=100*([.G12]-[.B12])/[.B12]" office:value-type="float" office:value="52.1983167673942" calcext:value-type="float">
            <text:p>52.20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22" office:value-type="float" office:value="1274.27" calcext:value-type="float">
            <text:p>1274.27</text:p>
          </table:table-cell>
          <table:table-cell table:style-name="ce24" table:formula="of:=100*([.C13]-[.B13])/[.B13]" office:value-type="float" office:value="0" calcext:value-type="float">
            <text:p>0.00</text:p>
          </table:table-cell>
          <table:table-cell table:style-name="ce22" office:value-type="float" office:value="1274.53" calcext:value-type="float">
            <text:p>1274.53</text:p>
          </table:table-cell>
          <table:table-cell table:style-name="ce24" table:formula="of:=([.E13]-[.B13])/[.B13]*100" office:value-type="float" office:value="0.0204038390607949" calcext:value-type="float">
            <text:p>0.02</text:p>
          </table:table-cell>
          <table:table-cell table:style-name="ce22" office:value-type="float" office:value="1590.39" calcext:value-type="float">
            <text:p>1590.39</text:p>
          </table:table-cell>
          <table:table-cell table:style-name="ce24" table:formula="of:=100*([.G13]-[.B13])/[.B13]" office:value-type="float" office:value="24.8079292457643" calcext:value-type="float">
            <text:p>24.81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3:.B13])" office:value-type="float" office:value="1067.39181818182" calcext:value-type="float">
            <text:p>1067.39</text:p>
          </table:table-cell>
          <table:table-cell table:style-name="ce10" table:formula="of:=AVERAGE([.C3:.C13])" office:value-type="float" office:value="1077.43818181818" calcext:value-type="float">
            <text:p>1077.44</text:p>
          </table:table-cell>
          <table:table-cell table:style-name="ce10" table:formula="of:=AVERAGE([.D3:.D13])" office:value-type="float" office:value="2.25557767839664" calcext:value-type="float">
            <text:p>2.26</text:p>
          </table:table-cell>
          <table:table-cell table:style-name="ce10" table:formula="of:=AVERAGE([.E3:.E13])" office:value-type="float" office:value="1105.54363636364" calcext:value-type="float">
            <text:p>1105.54</text:p>
          </table:table-cell>
          <table:table-cell table:style-name="ce10" table:formula="of:=AVERAGE([.F3:.F13])" office:value-type="float" office:value="4.92996499754945" calcext:value-type="float">
            <text:p>4.93</text:p>
          </table:table-cell>
          <table:table-cell table:style-name="ce10" table:formula="of:=AVERAGE([.G3:.G13])" office:value-type="float" office:value="1419.96727272727" calcext:value-type="float">
            <text:p>1419.97</text:p>
          </table:table-cell>
          <table:table-cell table:style-name="ce10" table:formula="of:=AVERAGE([.H3:.H13])" office:value-type="float" office:value="41.5980115699668" calcext:value-type="float">
            <text:p>41.60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3" office:value-type="float" office:value="265.62" calcext:value-type="float">
            <text:p>265.62</text:p>
          </table:table-cell>
          <table:table-cell table:style-name="ce23" table:formula="of:=100*([.C19]-[.B19])/[.B19]" office:value-type="float" office:value="19.8970840480275" calcext:value-type="float">
            <text:p>19.90</text:p>
          </table:table-cell>
          <table:table-cell table:style-name="ce23" office:value-type="float" office:value="221.54" calcext:value-type="float">
            <text:p>221.54</text:p>
          </table:table-cell>
          <table:table-cell table:style-name="ce23" table:formula="of:=100*([.E19]-[.B19])/[.B19]" office:value-type="float" office:value="0" calcext:value-type="float">
            <text:p>0.00</text:p>
          </table:table-cell>
          <table:table-cell table:style-name="ce23" office:value-type="float" office:value="361.73" calcext:value-type="float">
            <text:p>361.73</text:p>
          </table:table-cell>
          <table:table-cell table:style-name="ce23" table:formula="of:=100*([.G19]-[.B19])/[.B19]" office:value-type="float" office:value="63.2797688904938" calcext:value-type="float">
            <text:p>63.2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24.38" calcext:value-type="float">
            <text:p>224.38</text:p>
          </table:table-cell>
          <table:table-cell table:style-name="ce23" office:value-type="float" office:value="224.38" calcext:value-type="float">
            <text:p>224.38</text:p>
          </table:table-cell>
          <table:table-cell table:style-name="ce23" table:formula="of:=100*([.C20]-[.B20])/[.B20]" office:value-type="float" office:value="0" calcext:value-type="float">
            <text:p>0.00</text:p>
          </table:table-cell>
          <table:table-cell table:style-name="ce23" office:value-type="float" office:value="230.97" calcext:value-type="float">
            <text:p>230.97</text:p>
          </table:table-cell>
          <table:table-cell table:style-name="ce23" table:formula="of:=100*([.E20]-[.B20])/[.B20]" office:value-type="float" office:value="2.9369819056957" calcext:value-type="float">
            <text:p>2.94</text:p>
          </table:table-cell>
          <table:table-cell table:style-name="ce23" office:value-type="float" office:value="314.64" calcext:value-type="float">
            <text:p>314.64</text:p>
          </table:table-cell>
          <table:table-cell table:style-name="ce23" table:formula="of:=100*([.G20]-[.B20])/[.B20]" office:value-type="float" office:value="40.2264016400749" calcext:value-type="float">
            <text:p>40.23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3" office:value-type="float" office:value="232.55" calcext:value-type="float">
            <text:p>232.55</text:p>
          </table:table-cell>
          <table:table-cell table:style-name="ce23" table:formula="of:=100*([.C21]-[.B21])/[.B21]" office:value-type="float" office:value="0.301919344403717" calcext:value-type="float">
            <text:p>0.30</text:p>
          </table:table-cell>
          <table:table-cell table:style-name="ce23" office:value-type="float" office:value="231.85" calcext:value-type="float">
            <text:p>231.85</text:p>
          </table:table-cell>
          <table:table-cell table:style-name="ce23" table:formula="of:=100*([.E21]-[.B21])/[.B21]" office:value-type="float" office:value="0" calcext:value-type="float">
            <text:p>0.00</text:p>
          </table:table-cell>
          <table:table-cell table:style-name="ce23" office:value-type="float" office:value="275.8" calcext:value-type="float">
            <text:p>275.80</text:p>
          </table:table-cell>
          <table:table-cell table:style-name="ce23" table:formula="of:=100*([.G21]-[.B21])/[.B21]" office:value-type="float" office:value="18.9562216950615" calcext:value-type="float">
            <text:p>18.96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3" office:value-type="float" office:value="771.46" calcext:value-type="float">
            <text:p>771.46</text:p>
          </table:table-cell>
          <table:table-cell table:style-name="ce23" table:formula="of:=100*([.C22]-[.B22])/[.B22]" office:value-type="float" office:value="3.77594533152182" calcext:value-type="float">
            <text:p>3.78</text:p>
          </table:table-cell>
          <table:table-cell table:style-name="ce23" office:value-type="float" office:value="743.39" calcext:value-type="float">
            <text:p>743.39</text:p>
          </table:table-cell>
          <table:table-cell table:style-name="ce23" table:formula="of:=100*([.E22]-[.B22])/[.B22]" office:value-type="float" office:value="0" calcext:value-type="float">
            <text:p>0.00</text:p>
          </table:table-cell>
          <table:table-cell table:style-name="ce23" office:value-type="float" office:value="833.11" calcext:value-type="float">
            <text:p>833.11</text:p>
          </table:table-cell>
          <table:table-cell table:style-name="ce23" table:formula="of:=100*([.G22]-[.B22])/[.B22]" office:value-type="float" office:value="12.0690350959792" calcext:value-type="float">
            <text:p>12.0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3" office:value-type="float" office:value="701.25" calcext:value-type="float">
            <text:p>701.25</text:p>
          </table:table-cell>
          <table:table-cell table:style-name="ce23" table:formula="of:=100*([.C23]-[.B23])/[.B23]" office:value-type="float" office:value="0.251611888661738" calcext:value-type="float">
            <text:p>0.25</text:p>
          </table:table-cell>
          <table:table-cell table:style-name="ce23" office:value-type="float" office:value="699.49" calcext:value-type="float">
            <text:p>699.49</text:p>
          </table:table-cell>
          <table:table-cell table:style-name="ce23" table:formula="of:=100*([.E23]-[.B23])/[.B23]" office:value-type="float" office:value="0" calcext:value-type="float">
            <text:p>0.00</text:p>
          </table:table-cell>
          <table:table-cell table:style-name="ce23" office:value-type="float" office:value="785.3" calcext:value-type="float">
            <text:p>785.30</text:p>
          </table:table-cell>
          <table:table-cell table:style-name="ce23" table:formula="of:=100*([.G23]-[.B23])/[.B23]" office:value-type="float" office:value="12.2675091852635" calcext:value-type="float">
            <text:p>12.2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73.32" calcext:value-type="float">
            <text:p>473.32</text:p>
          </table:table-cell>
          <table:table-cell table:style-name="ce23" office:value-type="float" office:value="473.32" calcext:value-type="float">
            <text:p>473.32</text:p>
          </table:table-cell>
          <table:table-cell table:style-name="ce23" table:formula="of:=100*([.C24]-[.B24])/[.B24]" office:value-type="float" office:value="0" calcext:value-type="float">
            <text:p>0.00</text:p>
          </table:table-cell>
          <table:table-cell table:style-name="ce23" office:value-type="float" office:value="523.44" calcext:value-type="float">
            <text:p>523.44</text:p>
          </table:table-cell>
          <table:table-cell table:style-name="ce23" table:formula="of:=100*([.E24]-[.B24])/[.B24]" office:value-type="float" office:value="10.5890306769205" calcext:value-type="float">
            <text:p>10.59</text:p>
          </table:table-cell>
          <table:table-cell table:style-name="ce23" office:value-type="float" office:value="715.92" calcext:value-type="float">
            <text:p>715.92</text:p>
          </table:table-cell>
          <table:table-cell table:style-name="ce23" table:formula="of:=100*([.G24]-[.B24])/[.B24]" office:value-type="float" office:value="51.2549649285895" calcext:value-type="float">
            <text:p>51.2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3" office:value-type="float" office:value="367.53" calcext:value-type="float">
            <text:p>367.53</text:p>
          </table:table-cell>
          <table:table-cell table:style-name="ce23" table:formula="of:=100*([.C25]-[.B25])/[.B25]" office:value-type="float" office:value="8.32964895216199" calcext:value-type="float">
            <text:p>8.33</text:p>
          </table:table-cell>
          <table:table-cell table:style-name="ce23" office:value-type="float" office:value="339.27" calcext:value-type="float">
            <text:p>339.27</text:p>
          </table:table-cell>
          <table:table-cell table:style-name="ce23" table:formula="of:=100*([.E25]-[.B25])/[.B25]" office:value-type="float" office:value="0" calcext:value-type="float">
            <text:p>0.00</text:p>
          </table:table-cell>
          <table:table-cell table:style-name="ce23" office:value-type="float" office:value="417.1" calcext:value-type="float">
            <text:p>417.10</text:p>
          </table:table-cell>
          <table:table-cell table:style-name="ce23" table:formula="of:=100*([.G25]-[.B25])/[.B25]" office:value-type="float" office:value="22.9404309252218" calcext:value-type="float">
            <text:p>22.94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3" office:value-type="float" office:value="3476.45" calcext:value-type="float">
            <text:p>3476.45</text:p>
          </table:table-cell>
          <table:table-cell table:style-name="ce23" table:formula="of:=100*([.C26]-[.B26])/[.B26]" office:value-type="float" office:value="4.38285172107323" calcext:value-type="float">
            <text:p>4.38</text:p>
          </table:table-cell>
          <table:table-cell table:style-name="ce23" office:value-type="float" office:value="3330.48" calcext:value-type="float">
            <text:p>3330.48</text:p>
          </table:table-cell>
          <table:table-cell table:style-name="ce23" table:formula="of:=100*([.E26]-[.B26])/[.B26]" office:value-type="float" office:value="0" calcext:value-type="float">
            <text:p>0.00</text:p>
          </table:table-cell>
          <table:table-cell table:style-name="ce23" office:value-type="float" office:value="3521.95" calcext:value-type="float">
            <text:p>3521.95</text:p>
          </table:table-cell>
          <table:table-cell table:style-name="ce23" table:formula="of:=100*([.G26]-[.B26])/[.B26]" office:value-type="float" office:value="5.74902116211476" calcext:value-type="float">
            <text:p>5.7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064.72" calcext:value-type="float">
            <text:p>2064.72</text:p>
          </table:table-cell>
          <table:table-cell table:style-name="ce23" office:value-type="float" office:value="2064.72" calcext:value-type="float">
            <text:p>2064.72</text:p>
          </table:table-cell>
          <table:table-cell table:style-name="ce23" table:formula="of:=100*([.C27]-[.B27])/[.B27]" office:value-type="float" office:value="0" calcext:value-type="float">
            <text:p>0.00</text:p>
          </table:table-cell>
          <table:table-cell table:style-name="ce23" office:value-type="float" office:value="2408.35" calcext:value-type="float">
            <text:p>2408.35</text:p>
          </table:table-cell>
          <table:table-cell table:style-name="ce23" table:formula="of:=100*([.E27]-[.B27])/[.B27]" office:value-type="float" office:value="16.6429346352048" calcext:value-type="float">
            <text:p>16.64</text:p>
          </table:table-cell>
          <table:table-cell table:style-name="ce23" office:value-type="float" office:value="2583.64" calcext:value-type="float">
            <text:p>2583.64</text:p>
          </table:table-cell>
          <table:table-cell table:style-name="ce23" table:formula="of:=100*([.G27]-[.B27])/[.B27]" office:value-type="float" office:value="25.1327056453175" calcext:value-type="float">
            <text:p>25.13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5.77" calcext:value-type="float">
            <text:p>1605.77</text:p>
          </table:table-cell>
          <table:table-cell table:style-name="ce23" office:value-type="float" office:value="1605.77" calcext:value-type="float">
            <text:p>1605.77</text:p>
          </table:table-cell>
          <table:table-cell table:style-name="ce23" table:formula="of:=100*([.C28]-[.B28])/[.B28]" office:value-type="float" office:value="0" calcext:value-type="float">
            <text:p>0.00</text:p>
          </table:table-cell>
          <table:table-cell table:style-name="ce23" office:value-type="float" office:value="1655.83" calcext:value-type="float">
            <text:p>1655.83</text:p>
          </table:table-cell>
          <table:table-cell table:style-name="ce23" table:formula="of:=100*([.E28]-[.B28])/[.B28]" office:value-type="float" office:value="3.11750748861916" calcext:value-type="float">
            <text:p>3.12</text:p>
          </table:table-cell>
          <table:table-cell table:style-name="ce23" office:value-type="float" office:value="1888.36" calcext:value-type="float">
            <text:p>1888.36</text:p>
          </table:table-cell>
          <table:table-cell table:style-name="ce23" table:formula="of:=100*([.G28]-[.B28])/[.B28]" office:value-type="float" office:value="17.5984107313002" calcext:value-type="float">
            <text:p>17.60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3" office:value-type="float" office:value="1195.53" calcext:value-type="float">
            <text:p>1195.53</text:p>
          </table:table-cell>
          <table:table-cell table:style-name="ce23" table:formula="of:=100*([.C29]-[.B29])/[.B29]" office:value-type="float" office:value="4.81496742970867" calcext:value-type="float">
            <text:p>4.81</text:p>
          </table:table-cell>
          <table:table-cell table:style-name="ce23" office:value-type="float" office:value="1140.61" calcext:value-type="float">
            <text:p>1140.61</text:p>
          </table:table-cell>
          <table:table-cell table:style-name="ce23" table:formula="of:=100*([.E29]-[.B29])/[.B29]" office:value-type="float" office:value="0" calcext:value-type="float">
            <text:p>0.00</text:p>
          </table:table-cell>
          <table:table-cell table:style-name="ce23" office:value-type="float" office:value="1345.7" calcext:value-type="float">
            <text:p>1345.70</text:p>
          </table:table-cell>
          <table:table-cell table:style-name="ce23" table:formula="of:=100*([.G29]-[.B29])/[.B29]" office:value-type="float" office:value="17.9807296095949" calcext:value-type="float">
            <text:p>17.9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9:.B29])" office:value-type="float" office:value="1006.80181818182" calcext:value-type="float">
            <text:p>1006.80</text:p>
          </table:table-cell>
          <table:table-cell table:style-name="ce10" table:formula="of:=AVERAGE([.C19:.C29])" office:value-type="float" office:value="1034.41636363636" calcext:value-type="float">
            <text:p>1034.42</text:p>
          </table:table-cell>
          <table:table-cell table:style-name="ce10" table:formula="of:=AVERAGE([.D19:.D29])" office:value-type="float" office:value="3.79582079232351" calcext:value-type="float">
            <text:p>3.80</text:p>
          </table:table-cell>
          <table:table-cell table:style-name="ce10" table:formula="of:=AVERAGE([.E19:.E29])" office:value-type="float" office:value="1047.74727272727" calcext:value-type="float">
            <text:p>1047.75</text:p>
          </table:table-cell>
          <table:table-cell table:style-name="ce10" table:formula="of:=AVERAGE([.F19:.F29])" office:value-type="float" office:value="3.0260413369491" calcext:value-type="float">
            <text:p>3.03</text:p>
          </table:table-cell>
          <table:table-cell table:style-name="ce10" table:formula="of:=AVERAGE([.G19:.G29])" office:value-type="float" office:value="1185.75" calcext:value-type="float">
            <text:p>1185.75</text:p>
          </table:table-cell>
          <table:table-cell table:style-name="ce10" table:formula="of:=AVERAGE([.H19:.H29])" office:value-type="float" office:value="26.1322908644556" calcext:value-type="float">
            <text:p>26.13</text:p>
          </table:table-cell>
          <table:table-cell table:style-name="Default" table:number-columns-repeated="6"/>
          <table:table-cell table:number-columns-repeated="16370"/>
        </table:table-row>
        <table:table-row table:style-name="ro2" table:number-rows-repeated="10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2" table:number-rows-spanned="1">
            <text:p>v1 vs og full table</text:p>
          </table:table-cell>
          <table:covered-table-cell/>
          <table:table-cell table:style-name="Default" table:number-columns-repeated="12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table:formula="of:=MIN([.C43];[.E43];[.G43];[.I43];[.K43];[.M43])" office:value-type="float" office:value="221.54" calcext:value-type="float">
            <text:p>221.54</text:p>
          </table:table-cell>
          <table:table-cell table:style-name="ce26" office:value-type="float" office:value="265.62" calcext:value-type="float">
            <text:p>265.62</text:p>
          </table:table-cell>
          <table:table-cell table:style-name="ce26" table:formula="of:=100*([.C43]-[.B43])/[.B43]" office:value-type="float" office:value="19.8970840480275" calcext:value-type="float">
            <text:p>19.90</text:p>
          </table:table-cell>
          <table:table-cell table:style-name="ce26" office:value-type="float" office:value="221.54" calcext:value-type="float">
            <text:p>221.54</text:p>
          </table:table-cell>
          <table:table-cell table:style-name="ce26" table:formula="of:=100*([.E43]-[.B43])/[.B43]" office:value-type="float" office:value="0" calcext:value-type="float">
            <text:p>0.00</text:p>
          </table:table-cell>
          <table:table-cell table:style-name="ce26" office:value-type="float" office:value="361.73" calcext:value-type="float">
            <text:p>361.73</text:p>
          </table:table-cell>
          <table:table-cell table:style-name="ce26" table:formula="of:=100*([.G43]-[.B43])/[.B43]" office:value-type="float" office:value="63.2797688904938" calcext:value-type="float">
            <text:p>63.28</text:p>
          </table:table-cell>
          <table:table-cell table:style-name="ce24" office:value-type="float" office:value="231.04" calcext:value-type="float">
            <text:p>231.04</text:p>
          </table:table-cell>
          <table:table-cell table:style-name="ce26" table:formula="of:=100*([.I43]-[.B43])/[.B43]" office:value-type="float" office:value="4.28816466552316" calcext:value-type="float">
            <text:p>4.29</text:p>
          </table:table-cell>
          <table:table-cell table:style-name="ce24" office:value-type="float" office:value="258.24" calcext:value-type="float">
            <text:p>258.24</text:p>
          </table:table-cell>
          <table:table-cell table:style-name="ce26" table:formula="of:=100*([.K43]-[.B43])/[.B43]" office:value-type="float" office:value="16.5658571815474" calcext:value-type="float">
            <text:p>16.57</text:p>
          </table:table-cell>
          <table:table-cell table:style-name="ce24" office:value-type="float" office:value="410.5" calcext:value-type="float">
            <text:p>410.50</text:p>
          </table:table-cell>
          <table:table-cell table:style-name="ce26" table:formula="of:=100*([.M43]-[.B43])/[.B43]" office:value-type="float" office:value="85.2938521260269" calcext:value-type="float">
            <text:p>85.2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table:formula="of:=MIN([.C44];[.E44];[.G44];[.I44];[.K44];[.M44])" office:value-type="float" office:value="224.38" calcext:value-type="float">
            <text:p>224.38</text:p>
          </table:table-cell>
          <table:table-cell table:style-name="ce26" office:value-type="float" office:value="224.38" calcext:value-type="float">
            <text:p>224.38</text:p>
          </table:table-cell>
          <table:table-cell table:style-name="ce26" table:formula="of:=100*([.C44]-[.B44])/[.B44]" office:value-type="float" office:value="0" calcext:value-type="float">
            <text:p>0.00</text:p>
          </table:table-cell>
          <table:table-cell table:style-name="ce26" office:value-type="float" office:value="230.97" calcext:value-type="float">
            <text:p>230.97</text:p>
          </table:table-cell>
          <table:table-cell table:style-name="ce26" table:formula="of:=100*([.E44]-[.B44])/[.B44]" office:value-type="float" office:value="2.9369819056957" calcext:value-type="float">
            <text:p>2.94</text:p>
          </table:table-cell>
          <table:table-cell table:style-name="ce26" office:value-type="float" office:value="314.64" calcext:value-type="float">
            <text:p>314.64</text:p>
          </table:table-cell>
          <table:table-cell table:style-name="ce26" table:formula="of:=100*([.G44]-[.B44])/[.B44]" office:value-type="float" office:value="40.2264016400749" calcext:value-type="float">
            <text:p>40.23</text:p>
          </table:table-cell>
          <table:table-cell table:style-name="ce24" office:value-type="float" office:value="246.38" calcext:value-type="float">
            <text:p>246.38</text:p>
          </table:table-cell>
          <table:table-cell table:style-name="ce26" table:formula="of:=100*([.I44]-[.B44])/[.B44]" office:value-type="float" office:value="9.8047954363134" calcext:value-type="float">
            <text:p>9.80</text:p>
          </table:table-cell>
          <table:table-cell table:style-name="ce24" office:value-type="float" office:value="259.42" calcext:value-type="float">
            <text:p>259.42</text:p>
          </table:table-cell>
          <table:table-cell table:style-name="ce26" table:formula="of:=100*([.K44]-[.B44])/[.B44]" office:value-type="float" office:value="15.6163650949283" calcext:value-type="float">
            <text:p>15.62</text:p>
          </table:table-cell>
          <table:table-cell table:style-name="ce24" office:value-type="float" office:value="382.31" calcext:value-type="float">
            <text:p>382.31</text:p>
          </table:table-cell>
          <table:table-cell table:style-name="ce26" table:formula="of:=100*([.M44]-[.B44])/[.B44]" office:value-type="float" office:value="70.3850610571352" calcext:value-type="float">
            <text:p>70.3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table:formula="of:=MIN([.C45];[.E45];[.G45];[.I45];[.K45];[.M45])" office:value-type="float" office:value="231.85" calcext:value-type="float">
            <text:p>231.85</text:p>
          </table:table-cell>
          <table:table-cell table:style-name="ce26" office:value-type="float" office:value="232.55" calcext:value-type="float">
            <text:p>232.55</text:p>
          </table:table-cell>
          <table:table-cell table:style-name="ce26" table:formula="of:=100*([.C45]-[.B45])/[.B45]" office:value-type="float" office:value="0.301919344403717" calcext:value-type="float">
            <text:p>0.30</text:p>
          </table:table-cell>
          <table:table-cell table:style-name="ce26" office:value-type="float" office:value="231.85" calcext:value-type="float">
            <text:p>231.85</text:p>
          </table:table-cell>
          <table:table-cell table:style-name="ce26" table:formula="of:=100*([.E45]-[.B45])/[.B45]" office:value-type="float" office:value="0" calcext:value-type="float">
            <text:p>0.00</text:p>
          </table:table-cell>
          <table:table-cell table:style-name="ce26" office:value-type="float" office:value="275.8" calcext:value-type="float">
            <text:p>275.80</text:p>
          </table:table-cell>
          <table:table-cell table:style-name="ce26" table:formula="of:=100*([.G45]-[.B45])/[.B45]" office:value-type="float" office:value="18.9562216950615" calcext:value-type="float">
            <text:p>18.96</text:p>
          </table:table-cell>
          <table:table-cell table:style-name="ce24" office:value-type="float" office:value="277.5" calcext:value-type="float">
            <text:p>277.50</text:p>
          </table:table-cell>
          <table:table-cell table:style-name="ce26" table:formula="of:=100*([.I45]-[.B45])/[.B45]" office:value-type="float" office:value="19.6894543886133" calcext:value-type="float">
            <text:p>19.69</text:p>
          </table:table-cell>
          <table:table-cell table:style-name="ce24" office:value-type="float" office:value="247.39" calcext:value-type="float">
            <text:p>247.39</text:p>
          </table:table-cell>
          <table:table-cell table:style-name="ce26" table:formula="of:=100*([.K45]-[.B45])/[.B45]" office:value-type="float" office:value="6.70260944576234" calcext:value-type="float">
            <text:p>6.70</text:p>
          </table:table-cell>
          <table:table-cell table:style-name="ce24" office:value-type="float" office:value="349.68" calcext:value-type="float">
            <text:p>349.68</text:p>
          </table:table-cell>
          <table:table-cell table:style-name="ce26" table:formula="of:=100*([.M45]-[.B45])/[.B45]" office:value-type="float" office:value="50.8216519301272" calcext:value-type="float">
            <text:p>50.8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table:formula="of:=MIN([.C46];[.E46];[.G46];[.I46];[.K46];[.M46])" office:value-type="float" office:value="743.39" calcext:value-type="float">
            <text:p>743.39</text:p>
          </table:table-cell>
          <table:table-cell table:style-name="ce26" office:value-type="float" office:value="771.46" calcext:value-type="float">
            <text:p>771.46</text:p>
          </table:table-cell>
          <table:table-cell table:style-name="ce26" table:formula="of:=100*([.C46]-[.B46])/[.B46]" office:value-type="float" office:value="3.77594533152182" calcext:value-type="float">
            <text:p>3.78</text:p>
          </table:table-cell>
          <table:table-cell table:style-name="ce26" office:value-type="float" office:value="743.39" calcext:value-type="float">
            <text:p>743.39</text:p>
          </table:table-cell>
          <table:table-cell table:style-name="ce26" table:formula="of:=100*([.E46]-[.B46])/[.B46]" office:value-type="float" office:value="0" calcext:value-type="float">
            <text:p>0.00</text:p>
          </table:table-cell>
          <table:table-cell table:style-name="ce26" office:value-type="float" office:value="833.11" calcext:value-type="float">
            <text:p>833.11</text:p>
          </table:table-cell>
          <table:table-cell table:style-name="ce26" table:formula="of:=100*([.G46]-[.B46])/[.B46]" office:value-type="float" office:value="12.0690350959792" calcext:value-type="float">
            <text:p>12.07</text:p>
          </table:table-cell>
          <table:table-cell table:style-name="ce24" office:value-type="float" office:value="769.7" calcext:value-type="float">
            <text:p>769.70</text:p>
          </table:table-cell>
          <table:table-cell table:style-name="ce26" table:formula="of:=100*([.I46]-[.B46])/[.B46]" office:value-type="float" office:value="3.53919207952758" calcext:value-type="float">
            <text:p>3.54</text:p>
          </table:table-cell>
          <table:table-cell table:style-name="ce24" office:value-type="float" office:value="768.52" calcext:value-type="float">
            <text:p>768.52</text:p>
          </table:table-cell>
          <table:table-cell table:style-name="ce26" table:formula="of:=100*([.K46]-[.B46])/[.B46]" office:value-type="float" office:value="3.38045978557688" calcext:value-type="float">
            <text:p>3.38</text:p>
          </table:table-cell>
          <table:table-cell table:style-name="ce24" office:value-type="float" office:value="995.79" calcext:value-type="float">
            <text:p>995.79</text:p>
          </table:table-cell>
          <table:table-cell table:style-name="ce26" table:formula="of:=100*([.M46]-[.B46])/[.B46]" office:value-type="float" office:value="33.9525686382652" calcext:value-type="float">
            <text:p>33.9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table:formula="of:=MIN([.C47];[.E47];[.G47];[.I47];[.K47];[.M47])" office:value-type="float" office:value="699.49" calcext:value-type="float">
            <text:p>699.49</text:p>
          </table:table-cell>
          <table:table-cell table:style-name="ce26" office:value-type="float" office:value="701.25" calcext:value-type="float">
            <text:p>701.25</text:p>
          </table:table-cell>
          <table:table-cell table:style-name="ce26" table:formula="of:=100*([.C47]-[.B47])/[.B47]" office:value-type="float" office:value="0.251611888661738" calcext:value-type="float">
            <text:p>0.25</text:p>
          </table:table-cell>
          <table:table-cell table:style-name="ce26" office:value-type="float" office:value="699.49" calcext:value-type="float">
            <text:p>699.49</text:p>
          </table:table-cell>
          <table:table-cell table:style-name="ce26" table:formula="of:=100*([.E47]-[.B47])/[.B47]" office:value-type="float" office:value="0" calcext:value-type="float">
            <text:p>0.00</text:p>
          </table:table-cell>
          <table:table-cell table:style-name="ce26" office:value-type="float" office:value="785.3" calcext:value-type="float">
            <text:p>785.30</text:p>
          </table:table-cell>
          <table:table-cell table:style-name="ce26" table:formula="of:=100*([.G47]-[.B47])/[.B47]" office:value-type="float" office:value="12.2675091852635" calcext:value-type="float">
            <text:p>12.27</text:p>
          </table:table-cell>
          <table:table-cell table:style-name="ce24" office:value-type="float" office:value="737.73" calcext:value-type="float">
            <text:p>737.73</text:p>
          </table:table-cell>
          <table:table-cell table:style-name="ce26" table:formula="of:=100*([.I47]-[.B47])/[.B47]" office:value-type="float" office:value="5.46684012637779" calcext:value-type="float">
            <text:p>5.47</text:p>
          </table:table-cell>
          <table:table-cell table:style-name="ce24" office:value-type="float" office:value="733.75" calcext:value-type="float">
            <text:p>733.75</text:p>
          </table:table-cell>
          <table:table-cell table:style-name="ce26" table:formula="of:=100*([.K47]-[.B47])/[.B47]" office:value-type="float" office:value="4.89785415088136" calcext:value-type="float">
            <text:p>4.90</text:p>
          </table:table-cell>
          <table:table-cell table:style-name="ce24" office:value-type="float" office:value="927.64" calcext:value-type="float">
            <text:p>927.64</text:p>
          </table:table-cell>
          <table:table-cell table:style-name="ce26" table:formula="of:=100*([.M47]-[.B47])/[.B47]" office:value-type="float" office:value="32.6166206807817" calcext:value-type="float">
            <text:p>32.6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table:formula="of:=MIN([.C48];[.E48];[.G48];[.I48];[.K48];[.M48])" office:value-type="float" office:value="473.32" calcext:value-type="float">
            <text:p>473.32</text:p>
          </table:table-cell>
          <table:table-cell table:style-name="ce26" office:value-type="float" office:value="473.32" calcext:value-type="float">
            <text:p>473.32</text:p>
          </table:table-cell>
          <table:table-cell table:style-name="ce26" table:formula="of:=100*([.C48]-[.B48])/[.B48]" office:value-type="float" office:value="0" calcext:value-type="float">
            <text:p>0.00</text:p>
          </table:table-cell>
          <table:table-cell table:style-name="ce26" office:value-type="float" office:value="523.44" calcext:value-type="float">
            <text:p>523.44</text:p>
          </table:table-cell>
          <table:table-cell table:style-name="ce26" table:formula="of:=100*([.E48]-[.B48])/[.B48]" office:value-type="float" office:value="10.5890306769205" calcext:value-type="float">
            <text:p>10.59</text:p>
          </table:table-cell>
          <table:table-cell table:style-name="ce26" office:value-type="float" office:value="715.92" calcext:value-type="float">
            <text:p>715.92</text:p>
          </table:table-cell>
          <table:table-cell table:style-name="ce26" table:formula="of:=100*([.G48]-[.B48])/[.B48]" office:value-type="float" office:value="51.2549649285895" calcext:value-type="float">
            <text:p>51.25</text:p>
          </table:table-cell>
          <table:table-cell table:style-name="ce24" office:value-type="float" office:value="545.35" calcext:value-type="float">
            <text:p>545.35</text:p>
          </table:table-cell>
          <table:table-cell table:style-name="ce26" table:formula="of:=100*([.I48]-[.B48])/[.B48]" office:value-type="float" office:value="15.2180343108257" calcext:value-type="float">
            <text:p>15.22</text:p>
          </table:table-cell>
          <table:table-cell table:style-name="ce24" office:value-type="float" office:value="493.64" calcext:value-type="float">
            <text:p>493.64</text:p>
          </table:table-cell>
          <table:table-cell table:style-name="ce26" table:formula="of:=100*([.K48]-[.B48])/[.B48]" office:value-type="float" office:value="4.29307867827263" calcext:value-type="float">
            <text:p>4.29</text:p>
          </table:table-cell>
          <table:table-cell table:style-name="ce24" office:value-type="float" office:value="808.94" calcext:value-type="float">
            <text:p>808.94</text:p>
          </table:table-cell>
          <table:table-cell table:style-name="ce26" table:formula="of:=100*([.M48]-[.B48])/[.B48]" office:value-type="float" office:value="70.9076312008789" calcext:value-type="float">
            <text:p>70.91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table:formula="of:=MIN([.C49];[.E49];[.G49];[.I49];[.K49];[.M49])" office:value-type="float" office:value="339.27" calcext:value-type="float">
            <text:p>339.27</text:p>
          </table:table-cell>
          <table:table-cell table:style-name="ce26" office:value-type="float" office:value="367.53" calcext:value-type="float">
            <text:p>367.53</text:p>
          </table:table-cell>
          <table:table-cell table:style-name="ce26" table:formula="of:=100*([.C49]-[.B49])/[.B49]" office:value-type="float" office:value="8.32964895216199" calcext:value-type="float">
            <text:p>8.33</text:p>
          </table:table-cell>
          <table:table-cell table:style-name="ce26" office:value-type="float" office:value="339.27" calcext:value-type="float">
            <text:p>339.27</text:p>
          </table:table-cell>
          <table:table-cell table:style-name="ce26" table:formula="of:=100*([.E49]-[.B49])/[.B49]" office:value-type="float" office:value="0" calcext:value-type="float">
            <text:p>0.00</text:p>
          </table:table-cell>
          <table:table-cell table:style-name="ce26" office:value-type="float" office:value="417.1" calcext:value-type="float">
            <text:p>417.10</text:p>
          </table:table-cell>
          <table:table-cell table:style-name="ce26" table:formula="of:=100*([.G49]-[.B49])/[.B49]" office:value-type="float" office:value="22.9404309252218" calcext:value-type="float">
            <text:p>22.94</text:p>
          </table:table-cell>
          <table:table-cell table:style-name="ce24" office:value-type="float" office:value="352.11" calcext:value-type="float">
            <text:p>352.11</text:p>
          </table:table-cell>
          <table:table-cell table:style-name="ce26" table:formula="of:=100*([.I49]-[.B49])/[.B49]" office:value-type="float" office:value="3.78459633919888" calcext:value-type="float">
            <text:p>3.78</text:p>
          </table:table-cell>
          <table:table-cell table:style-name="ce24" office:value-type="float" office:value="440.15" calcext:value-type="float">
            <text:p>440.15</text:p>
          </table:table-cell>
          <table:table-cell table:style-name="ce26" table:formula="of:=100*([.K49]-[.B49])/[.B49]" office:value-type="float" office:value="29.7344298051699" calcext:value-type="float">
            <text:p>29.73</text:p>
          </table:table-cell>
          <table:table-cell table:style-name="ce24" office:value-type="float" office:value="469.11" calcext:value-type="float">
            <text:p>469.11</text:p>
          </table:table-cell>
          <table:table-cell table:style-name="ce26" table:formula="of:=100*([.M49]-[.B49])/[.B49]" office:value-type="float" office:value="38.2704041029269" calcext:value-type="float">
            <text:p>38.27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table:formula="of:=MIN([.C50];[.E50];[.G50];[.I50];[.K50];[.M50])" office:value-type="float" office:value="3330.48" calcext:value-type="float">
            <text:p>3330.48</text:p>
          </table:table-cell>
          <table:table-cell table:style-name="ce26" office:value-type="float" office:value="3476.45" calcext:value-type="float">
            <text:p>3476.45</text:p>
          </table:table-cell>
          <table:table-cell table:style-name="ce26" table:formula="of:=100*([.C50]-[.B50])/[.B50]" office:value-type="float" office:value="4.38285172107323" calcext:value-type="float">
            <text:p>4.38</text:p>
          </table:table-cell>
          <table:table-cell table:style-name="ce26" office:value-type="float" office:value="3330.48" calcext:value-type="float">
            <text:p>3330.48</text:p>
          </table:table-cell>
          <table:table-cell table:style-name="ce26" table:formula="of:=100*([.E50]-[.B50])/[.B50]" office:value-type="float" office:value="0" calcext:value-type="float">
            <text:p>0.00</text:p>
          </table:table-cell>
          <table:table-cell table:style-name="ce26" office:value-type="float" office:value="3521.95" calcext:value-type="float">
            <text:p>3521.95</text:p>
          </table:table-cell>
          <table:table-cell table:style-name="ce26" table:formula="of:=100*([.G50]-[.B50])/[.B50]" office:value-type="float" office:value="5.74902116211476" calcext:value-type="float">
            <text:p>5.75</text:p>
          </table:table-cell>
          <table:table-cell table:style-name="ce24" office:value-type="float" office:value="3586.21" calcext:value-type="float">
            <text:p>3586.21</text:p>
          </table:table-cell>
          <table:table-cell table:style-name="ce26" table:formula="of:=100*([.I50]-[.B50])/[.B50]" office:value-type="float" office:value="7.67847277269343" calcext:value-type="float">
            <text:p>7.68</text:p>
          </table:table-cell>
          <table:table-cell table:style-name="ce24" office:value-type="float" office:value="3646.71" calcext:value-type="float">
            <text:p>3646.71</text:p>
          </table:table-cell>
          <table:table-cell table:style-name="ce26" table:formula="of:=100*([.K50]-[.B50])/[.B50]" office:value-type="float" office:value="9.49502774374865" calcext:value-type="float">
            <text:p>9.50</text:p>
          </table:table-cell>
          <table:table-cell table:style-name="ce24" office:value-type="float" office:value="4312.54" calcext:value-type="float">
            <text:p>4312.54</text:p>
          </table:table-cell>
          <table:table-cell table:style-name="ce26" table:formula="of:=100*([.M50]-[.B50])/[.B50]" office:value-type="float" office:value="29.4870409070164" calcext:value-type="float">
            <text:p>29.4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table:formula="of:=MIN([.C51];[.E51];[.G51];[.I51];[.K51];[.M51])" office:value-type="float" office:value="2064.72" calcext:value-type="float">
            <text:p>2064.72</text:p>
          </table:table-cell>
          <table:table-cell table:style-name="ce26" office:value-type="float" office:value="2064.72" calcext:value-type="float">
            <text:p>2064.72</text:p>
          </table:table-cell>
          <table:table-cell table:style-name="ce26" table:formula="of:=100*([.C51]-[.B51])/[.B51]" office:value-type="float" office:value="0" calcext:value-type="float">
            <text:p>0.00</text:p>
          </table:table-cell>
          <table:table-cell table:style-name="ce26" office:value-type="float" office:value="2408.35" calcext:value-type="float">
            <text:p>2408.35</text:p>
          </table:table-cell>
          <table:table-cell table:style-name="ce26" table:formula="of:=100*([.E51]-[.B51])/[.B51]" office:value-type="float" office:value="16.6429346352048" calcext:value-type="float">
            <text:p>16.64</text:p>
          </table:table-cell>
          <table:table-cell table:style-name="ce26" office:value-type="float" office:value="2583.64" calcext:value-type="float">
            <text:p>2583.64</text:p>
          </table:table-cell>
          <table:table-cell table:style-name="ce26" table:formula="of:=100*([.G51]-[.B51])/[.B51]" office:value-type="float" office:value="25.1327056453175" calcext:value-type="float">
            <text:p>25.13</text:p>
          </table:table-cell>
          <table:table-cell table:style-name="ce24" office:value-type="float" office:value="2206.32" calcext:value-type="float">
            <text:p>2206.32</text:p>
          </table:table-cell>
          <table:table-cell table:style-name="ce26" table:formula="of:=100*([.I51]-[.B51])/[.B51]" office:value-type="float" office:value="6.85807276531444" calcext:value-type="float">
            <text:p>6.86</text:p>
          </table:table-cell>
          <table:table-cell table:style-name="ce24" office:value-type="float" office:value="2436.95" calcext:value-type="float">
            <text:p>2436.95</text:p>
          </table:table-cell>
          <table:table-cell table:style-name="ce26" table:formula="of:=100*([.K51]-[.B51])/[.B51]" office:value-type="float" office:value="18.028110349103" calcext:value-type="float">
            <text:p>18.03</text:p>
          </table:table-cell>
          <table:table-cell table:style-name="ce24" office:value-type="float" office:value="2935.01" calcext:value-type="float">
            <text:p>2935.01</text:p>
          </table:table-cell>
          <table:table-cell table:style-name="ce26" table:formula="of:=100*([.M51]-[.B51])/[.B51]" office:value-type="float" office:value="42.1505095121857" calcext:value-type="float">
            <text:p>42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table:formula="of:=MIN([.C52];[.E52];[.G52];[.I52];[.K52];[.M52])" office:value-type="float" office:value="1601.68" calcext:value-type="float">
            <text:p>1601.68</text:p>
          </table:table-cell>
          <table:table-cell table:style-name="ce26" office:value-type="float" office:value="1605.77" calcext:value-type="float">
            <text:p>1605.77</text:p>
          </table:table-cell>
          <table:table-cell table:style-name="ce26" table:formula="of:=100*([.C52]-[.B52])/[.B52]" office:value-type="float" office:value="0.25535687528095" calcext:value-type="float">
            <text:p>0.26</text:p>
          </table:table-cell>
          <table:table-cell table:style-name="ce26" office:value-type="float" office:value="1655.83" calcext:value-type="float">
            <text:p>1655.83</text:p>
          </table:table-cell>
          <table:table-cell table:style-name="ce26" table:formula="of:=100*([.E52]-[.B52])/[.B52]" office:value-type="float" office:value="3.3808251336097" calcext:value-type="float">
            <text:p>3.38</text:p>
          </table:table-cell>
          <table:table-cell table:style-name="ce26" office:value-type="float" office:value="1888.36" calcext:value-type="float">
            <text:p>1888.36</text:p>
          </table:table-cell>
          <table:table-cell table:style-name="ce26" table:formula="of:=100*([.G52]-[.B52])/[.B52]" office:value-type="float" office:value="17.8987063583238" calcext:value-type="float">
            <text:p>17.90</text:p>
          </table:table-cell>
          <table:table-cell table:style-name="ce24" office:value-type="float" office:value="1625.21" calcext:value-type="float">
            <text:p>1625.21</text:p>
          </table:table-cell>
          <table:table-cell table:style-name="ce26" table:formula="of:=100*([.I52]-[.B52])/[.B52]" office:value-type="float" office:value="1.46908246341341" calcext:value-type="float">
            <text:p>1.47</text:p>
          </table:table-cell>
          <table:table-cell table:style-name="ce24" office:value-type="float" office:value="1601.68" calcext:value-type="float">
            <text:p>1601.68</text:p>
          </table:table-cell>
          <table:table-cell table:style-name="ce26" table:formula="of:=100*([.K52]-[.B52])/[.B52]" office:value-type="float" office:value="0" calcext:value-type="float">
            <text:p>0.00</text:p>
          </table:table-cell>
          <table:table-cell table:style-name="ce24" office:value-type="float" office:value="2437.73" calcext:value-type="float">
            <text:p>2437.73</text:p>
          </table:table-cell>
          <table:table-cell table:style-name="ce26" table:formula="of:=100*([.M52]-[.B52])/[.B52]" office:value-type="float" office:value="52.1983167673942" calcext:value-type="float">
            <text:p>52.20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table:formula="of:=MIN([.C53];[.E53];[.G53];[.I53];[.K53];[.M53])" office:value-type="float" office:value="1140.61" calcext:value-type="float">
            <text:p>1140.61</text:p>
          </table:table-cell>
          <table:table-cell table:style-name="ce26" office:value-type="float" office:value="1195.53" calcext:value-type="float">
            <text:p>1195.53</text:p>
          </table:table-cell>
          <table:table-cell table:style-name="ce26" table:formula="of:=100*([.C53]-[.B53])/[.B53]" office:value-type="float" office:value="4.81496742970867" calcext:value-type="float">
            <text:p>4.81</text:p>
          </table:table-cell>
          <table:table-cell table:style-name="ce26" office:value-type="float" office:value="1140.61" calcext:value-type="float">
            <text:p>1140.61</text:p>
          </table:table-cell>
          <table:table-cell table:style-name="ce26" table:formula="of:=100*([.E53]-[.B53])/[.B53]" office:value-type="float" office:value="0" calcext:value-type="float">
            <text:p>0.00</text:p>
          </table:table-cell>
          <table:table-cell table:style-name="ce26" office:value-type="float" office:value="1345.7" calcext:value-type="float">
            <text:p>1345.70</text:p>
          </table:table-cell>
          <table:table-cell table:style-name="ce26" table:formula="of:=100*([.G53]-[.B53])/[.B53]" office:value-type="float" office:value="17.9807296095949" calcext:value-type="float">
            <text:p>17.98</text:p>
          </table:table-cell>
          <table:table-cell table:style-name="ce24" office:value-type="float" office:value="1274.27" calcext:value-type="float">
            <text:p>1274.27</text:p>
          </table:table-cell>
          <table:table-cell table:style-name="ce26" table:formula="of:=100*([.I53]-[.B53])/[.B53]" office:value-type="float" office:value="11.7182910898554" calcext:value-type="float">
            <text:p>11.72</text:p>
          </table:table-cell>
          <table:table-cell table:style-name="ce24" office:value-type="float" office:value="1274.53" calcext:value-type="float">
            <text:p>1274.53</text:p>
          </table:table-cell>
          <table:table-cell table:style-name="ce26" table:formula="of:=100*([.K53]-[.B53])/[.B53]" office:value-type="float" office:value="11.7410859101709" calcext:value-type="float">
            <text:p>11.74</text:p>
          </table:table-cell>
          <table:table-cell table:style-name="ce24" office:value-type="float" office:value="1590.39" calcext:value-type="float">
            <text:p>1590.39</text:p>
          </table:table-cell>
          <table:table-cell table:style-name="ce26" table:formula="of:=100*([.M53]-[.B53])/[.B53]" office:value-type="float" office:value="39.4332856980037" calcext:value-type="float">
            <text:p>39.43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43:.B53])" office:value-type="float" office:value="1006.43" calcext:value-type="float">
            <text:p>1006.43</text:p>
          </table:table-cell>
          <table:table-cell table:style-name="ce10" table:formula="of:=AVERAGE([.C43:.C53])" office:value-type="float" office:value="1034.41636363636" calcext:value-type="float">
            <text:p>1034.42</text:p>
          </table:table-cell>
          <table:table-cell table:style-name="ce10" table:formula="of:=AVERAGE([.D43:.D53])" office:value-type="float" office:value="3.81903505371269" calcext:value-type="float">
            <text:p>3.82</text:p>
          </table:table-cell>
          <table:table-cell table:style-name="ce10" table:formula="of:=AVERAGE([.E43:.E53])" office:value-type="float" office:value="1047.74727272727" calcext:value-type="float">
            <text:p>1047.75</text:p>
          </table:table-cell>
          <table:table-cell table:style-name="ce10" table:formula="of:=AVERAGE([.F43:.F53])" office:value-type="float" office:value="3.04997930467552" calcext:value-type="float">
            <text:p>3.05</text:p>
          </table:table-cell>
          <table:table-cell table:style-name="ce10" table:formula="of:=AVERAGE([.G43:.G53])" office:value-type="float" office:value="1185.75" calcext:value-type="float">
            <text:p>1185.75</text:p>
          </table:table-cell>
          <table:table-cell table:style-name="ce10" table:formula="of:=AVERAGE([.H43:.H53])" office:value-type="float" office:value="26.1595904669123" calcext:value-type="float">
            <text:p>26.16</text:p>
          </table:table-cell>
          <table:table-cell table:style-name="ce10" table:formula="of:=AVERAGE([.I43:.I53])" office:value-type="float" office:value="1077.43818181818" calcext:value-type="float">
            <text:p>1077.44</text:p>
          </table:table-cell>
          <table:table-cell table:style-name="ce10" table:formula="of:=AVERAGE([.J43:.J53])" office:value-type="float" office:value="8.13772694887787" calcext:value-type="float">
            <text:p>8.14</text:p>
          </table:table-cell>
          <table:table-cell table:style-name="ce10" table:formula="of:=AVERAGE([.K43:.K53])" office:value-type="float" office:value="1105.54363636364" calcext:value-type="float">
            <text:p>1105.54</text:p>
          </table:table-cell>
          <table:table-cell table:style-name="ce10" table:formula="of:=AVERAGE([.L43:.L53])" office:value-type="float" office:value="10.9504434677419" calcext:value-type="float">
            <text:p>10.95</text:p>
          </table:table-cell>
          <table:table-cell table:style-name="ce10" table:formula="of:=AVERAGE([.M43:.M53])" office:value-type="float" office:value="1419.96727272727" calcext:value-type="float">
            <text:p>1419.97</text:p>
          </table:table-cell>
          <table:table-cell table:style-name="ce10" table:formula="of:=AVERAGE([.N43:.N53])" office:value-type="float" office:value="49.5924493291584" calcext:value-type="float">
            <text:p>49.59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MIN([.C57];[.E57];[.G57];[.I57];[.K57];[.M57])" office:value-type="float" office:value="1578.55" calcext:value-type="float">
            <text:p>1578.55</text:p>
          </table:table-cell>
          <table:table-cell table:style-name="ce27" office:value-type="float" office:value="1597.25" calcext:value-type="float">
            <text:p>1597.25</text:p>
          </table:table-cell>
          <table:table-cell table:style-name="ce26" table:formula="of:=100*([.C57]-[.B57])/[.B57]" office:value-type="float" office:value="1.18463146558551" calcext:value-type="float">
            <text:p>1.18</text:p>
          </table:table-cell>
          <table:table-cell table:style-name="ce27" office:value-type="float" office:value="1578.55" calcext:value-type="float">
            <text:p>1578.55</text:p>
          </table:table-cell>
          <table:table-cell table:style-name="ce26" table:formula="of:=100*([.E57]-[.B57])/[.B57]" office:value-type="float" office:value="0" calcext:value-type="float">
            <text:p>0.00</text:p>
          </table:table-cell>
          <table:table-cell table:style-name="ce27" office:value-type="float" office:value="1976.45" calcext:value-type="float">
            <text:p>1976.45</text:p>
          </table:table-cell>
          <table:table-cell table:style-name="ce26" table:formula="of:=100*([.G57]-[.B57])/[.B57]" office:value-type="float" office:value="25.2066770137151" calcext:value-type="float">
            <text:p>25.21</text:p>
          </table:table-cell>
          <table:table-cell table:style-name="ce27" office:value-type="float" office:value="1669.33" calcext:value-type="float">
            <text:p>1669.33</text:p>
          </table:table-cell>
          <table:table-cell table:style-name="ce26" table:formula="of:=100*([.I57]-[.B57])/[.B57]" office:value-type="float" office:value="5.75084729656964" calcext:value-type="float">
            <text:p>5.75</text:p>
          </table:table-cell>
          <table:table-cell table:style-name="ce27" office:value-type="float" office:value="1716.93" calcext:value-type="float">
            <text:p>1716.93</text:p>
          </table:table-cell>
          <table:table-cell table:style-name="ce26" table:formula="of:=100*([.K57]-[.B57])/[.B57]" office:value-type="float" office:value="8.76627284533275" calcext:value-type="float">
            <text:p>8.77</text:p>
          </table:table-cell>
          <table:table-cell table:style-name="ce27" office:value-type="float" office:value="2631.68" calcext:value-type="float">
            <text:p>2631.68</text:p>
          </table:table-cell>
          <table:table-cell table:style-name="ce26" table:formula="of:=100*([.M57]-[.B57])/[.B57]" office:value-type="float" office:value="66.715023280859" calcext:value-type="float">
            <text:p>66.7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MIN([.C58];[.E58];[.G58];[.I58];[.K58];[.M58])" office:value-type="float" office:value="1655.28" calcext:value-type="float">
            <text:p>1655.28</text:p>
          </table:table-cell>
          <table:table-cell table:style-name="ce27" office:value-type="float" office:value="1655.28" calcext:value-type="float">
            <text:p>1655.28</text:p>
          </table:table-cell>
          <table:table-cell table:style-name="ce26" table:formula="of:=100*([.C58]-[.B58])/[.B58]" office:value-type="float" office:value="0" calcext:value-type="float">
            <text:p>0.00</text:p>
          </table:table-cell>
          <table:table-cell table:style-name="ce27" office:value-type="float" office:value="1673.69" calcext:value-type="float">
            <text:p>1673.69</text:p>
          </table:table-cell>
          <table:table-cell table:style-name="ce26" table:formula="of:=100*([.E58]-[.B58])/[.B58]" office:value-type="float" office:value="1.11219854042821" calcext:value-type="float">
            <text:p>1.11</text:p>
          </table:table-cell>
          <table:table-cell table:style-name="ce27" office:value-type="float" office:value="1792.14" calcext:value-type="float">
            <text:p>1792.14</text:p>
          </table:table-cell>
          <table:table-cell table:style-name="ce26" table:formula="of:=100*([.G58]-[.B58])/[.B58]" office:value-type="float" office:value="8.26808757430768" calcext:value-type="float">
            <text:p>8.27</text:p>
          </table:table-cell>
          <table:table-cell table:style-name="ce27" office:value-type="float" office:value="1726.75" calcext:value-type="float">
            <text:p>1726.75</text:p>
          </table:table-cell>
          <table:table-cell table:style-name="ce26" table:formula="of:=100*([.I58]-[.B58])/[.B58]" office:value-type="float" office:value="4.31769851626311" calcext:value-type="float">
            <text:p>4.32</text:p>
          </table:table-cell>
          <table:table-cell table:style-name="ce27" office:value-type="float" office:value="1798.78" calcext:value-type="float">
            <text:p>1798.78</text:p>
          </table:table-cell>
          <table:table-cell table:style-name="ce26" table:formula="of:=100*([.K58]-[.B58])/[.B58]" office:value-type="float" office:value="8.66922816683582" calcext:value-type="float">
            <text:p>8.67</text:p>
          </table:table-cell>
          <table:table-cell table:style-name="ce27" office:value-type="float" office:value="2346.33" calcext:value-type="float">
            <text:p>2346.33</text:p>
          </table:table-cell>
          <table:table-cell table:style-name="ce26" table:formula="of:=100*([.M58]-[.B58])/[.B58]" office:value-type="float" office:value="41.7482238654487" calcext:value-type="float">
            <text:p>41.7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MIN([.C59];[.E59];[.G59];[.I59];[.K59];[.M59])" office:value-type="float" office:value="1361.22" calcext:value-type="float">
            <text:p>1361.22</text:p>
          </table:table-cell>
          <table:table-cell table:style-name="ce27" office:value-type="float" office:value="1406.07" calcext:value-type="float">
            <text:p>1406.07</text:p>
          </table:table-cell>
          <table:table-cell table:style-name="ce26" table:formula="of:=100*([.C59]-[.B59])/[.B59]" office:value-type="float" office:value="3.29483845374002" calcext:value-type="float">
            <text:p>3.29</text:p>
          </table:table-cell>
          <table:table-cell table:style-name="ce27" office:value-type="float" office:value="1361.22" calcext:value-type="float">
            <text:p>1361.22</text:p>
          </table:table-cell>
          <table:table-cell table:style-name="ce26" table:formula="of:=100*([.E59]-[.B59])/[.B59]" office:value-type="float" office:value="0" calcext:value-type="float">
            <text:p>0.00</text:p>
          </table:table-cell>
          <table:table-cell table:style-name="ce27" office:value-type="float" office:value="1690.65" calcext:value-type="float">
            <text:p>1690.65</text:p>
          </table:table-cell>
          <table:table-cell table:style-name="ce26" table:formula="of:=100*([.G59]-[.B59])/[.B59]" office:value-type="float" office:value="24.2010843214176" calcext:value-type="float">
            <text:p>24.20</text:p>
          </table:table-cell>
          <table:table-cell table:style-name="ce27" office:value-type="float" office:value="1485.35" calcext:value-type="float">
            <text:p>1485.35</text:p>
          </table:table-cell>
          <table:table-cell table:style-name="ce26" table:formula="of:=100*([.I59]-[.B59])/[.B59]" office:value-type="float" office:value="9.11902557999441" calcext:value-type="float">
            <text:p>9.12</text:p>
          </table:table-cell>
          <table:table-cell table:style-name="ce27" office:value-type="float" office:value="1459.32" calcext:value-type="float">
            <text:p>1459.32</text:p>
          </table:table-cell>
          <table:table-cell table:style-name="ce26" table:formula="of:=100*([.K59]-[.B59])/[.B59]" office:value-type="float" office:value="7.20677039714373" calcext:value-type="float">
            <text:p>7.21</text:p>
          </table:table-cell>
          <table:table-cell table:style-name="ce27" office:value-type="float" office:value="2043.82" calcext:value-type="float">
            <text:p>2043.82</text:p>
          </table:table-cell>
          <table:table-cell table:style-name="ce26" table:formula="of:=100*([.M59]-[.B59])/[.B59]" office:value-type="float" office:value="50.1461923862417" calcext:value-type="float">
            <text:p>50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MIN([.C60];[.E60];[.G60];[.I60];[.K60];[.M60])" office:value-type="float" office:value="3226.24" calcext:value-type="float">
            <text:p>3226.24</text:p>
          </table:table-cell>
          <table:table-cell table:style-name="ce27" office:value-type="float" office:value="3238.88" calcext:value-type="float">
            <text:p>3238.88</text:p>
          </table:table-cell>
          <table:table-cell table:style-name="ce26" table:formula="of:=100*([.C60]-[.B60])/[.B60]" office:value-type="float" office:value="0.391787343781006" calcext:value-type="float">
            <text:p>0.39</text:p>
          </table:table-cell>
          <table:table-cell table:style-name="ce27" office:value-type="float" office:value="3226.24" calcext:value-type="float">
            <text:p>3226.24</text:p>
          </table:table-cell>
          <table:table-cell table:style-name="ce26" table:formula="of:=100*([.E60]-[.B60])/[.B60]" office:value-type="float" office:value="0" calcext:value-type="float">
            <text:p>0.00</text:p>
          </table:table-cell>
          <table:table-cell table:style-name="ce27" office:value-type="float" office:value="3615.71" calcext:value-type="float">
            <text:p>3615.71</text:p>
          </table:table-cell>
          <table:table-cell table:style-name="ce26" table:formula="of:=100*([.G60]-[.B60])/[.B60]" office:value-type="float" office:value="12.0719475302519" calcext:value-type="float">
            <text:p>12.07</text:p>
          </table:table-cell>
          <table:table-cell table:style-name="ce27" office:value-type="float" office:value="3325.25" calcext:value-type="float">
            <text:p>3325.25</text:p>
          </table:table-cell>
          <table:table-cell table:style-name="ce26" table:formula="of:=100*([.I60]-[.B60])/[.B60]" office:value-type="float" office:value="3.06889754017061" calcext:value-type="float">
            <text:p>3.07</text:p>
          </table:table-cell>
          <table:table-cell table:style-name="ce27" office:value-type="float" office:value="3390.14" calcext:value-type="float">
            <text:p>3390.14</text:p>
          </table:table-cell>
          <table:table-cell table:style-name="ce26" table:formula="of:=100*([.K60]-[.B60])/[.B60]" office:value-type="float" office:value="5.0802172188058" calcext:value-type="float">
            <text:p>5.08</text:p>
          </table:table-cell>
          <table:table-cell table:style-name="ce27" office:value-type="float" office:value="4073.03" calcext:value-type="float">
            <text:p>4073.03</text:p>
          </table:table-cell>
          <table:table-cell table:style-name="ce26" table:formula="of:=100*([.M60]-[.B60])/[.B60]" office:value-type="float" office:value="26.2469624082523" calcext:value-type="float">
            <text:p>26.2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MIN([.C61];[.E61];[.G61];[.I61];[.K61];[.M61])" office:value-type="float" office:value="2201.89" calcext:value-type="float">
            <text:p>2201.89</text:p>
          </table:table-cell>
          <table:table-cell table:style-name="ce27" office:value-type="float" office:value="2201.89" calcext:value-type="float">
            <text:p>2201.89</text:p>
          </table:table-cell>
          <table:table-cell table:style-name="ce26" table:formula="of:=100*([.C61]-[.B61])/[.B61]" office:value-type="float" office:value="0" calcext:value-type="float">
            <text:p>0.00</text:p>
          </table:table-cell>
          <table:table-cell table:style-name="ce27" office:value-type="float" office:value="2262.24" calcext:value-type="float">
            <text:p>2262.24</text:p>
          </table:table-cell>
          <table:table-cell table:style-name="ce26" table:formula="of:=100*([.E61]-[.B61])/[.B61]" office:value-type="float" office:value="2.74082719845224" calcext:value-type="float">
            <text:p>2.74</text:p>
          </table:table-cell>
          <table:table-cell table:style-name="ce27" office:value-type="float" office:value="2587.2" calcext:value-type="float">
            <text:p>2587.20</text:p>
          </table:table-cell>
          <table:table-cell table:style-name="ce26" table:formula="of:=100*([.G61]-[.B61])/[.B61]" office:value-type="float" office:value="17.4990576277652" calcext:value-type="float">
            <text:p>17.50</text:p>
          </table:table-cell>
          <table:table-cell table:style-name="ce27" office:value-type="float" office:value="2342.16" calcext:value-type="float">
            <text:p>2342.16</text:p>
          </table:table-cell>
          <table:table-cell table:style-name="ce26" table:formula="of:=100*([.I61]-[.B61])/[.B61]" office:value-type="float" office:value="6.37043630699081" calcext:value-type="float">
            <text:p>6.37</text:p>
          </table:table-cell>
          <table:table-cell table:style-name="ce27" office:value-type="float" office:value="2397.81" calcext:value-type="float">
            <text:p>2397.81</text:p>
          </table:table-cell>
          <table:table-cell table:style-name="ce26" table:formula="of:=100*([.K61]-[.B61])/[.B61]" office:value-type="float" office:value="8.8978105173283" calcext:value-type="float">
            <text:p>8.90</text:p>
          </table:table-cell>
          <table:table-cell table:style-name="ce27" office:value-type="float" office:value="3063.97" calcext:value-type="float">
            <text:p>3063.97</text:p>
          </table:table-cell>
          <table:table-cell table:style-name="ce26" table:formula="of:=100*([.M61]-[.B61])/[.B61]" office:value-type="float" office:value="39.1518195731849" calcext:value-type="float">
            <text:p>39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57:.B61])" office:value-type="float" office:value="2004.636" calcext:value-type="float">
            <text:p>2004.64</text:p>
          </table:table-cell>
          <table:table-cell table:style-name="ce10" table:formula="of:=AVERAGE([.C57:.C61])" office:value-type="float" office:value="2019.874" calcext:value-type="float">
            <text:p>2019.87</text:p>
          </table:table-cell>
          <table:table-cell table:style-name="ce10" table:formula="of:=AVERAGE([.D57:.D61])" office:value-type="float" office:value="0.974251452621307" calcext:value-type="float">
            <text:p>0.97</text:p>
          </table:table-cell>
          <table:table-cell table:style-name="ce10" table:formula="of:=AVERAGE([.E57:.E61])" office:value-type="float" office:value="2020.388" calcext:value-type="float">
            <text:p>2020.39</text:p>
          </table:table-cell>
          <table:table-cell table:style-name="ce10" table:formula="of:=AVERAGE([.F57:.F61])" office:value-type="float" office:value="0.770605147776089" calcext:value-type="float">
            <text:p>0.77</text:p>
          </table:table-cell>
          <table:table-cell table:style-name="ce10" table:formula="of:=AVERAGE([.G57:.G61])" office:value-type="float" office:value="2332.43" calcext:value-type="float">
            <text:p>2332.43</text:p>
          </table:table-cell>
          <table:table-cell table:style-name="ce10" table:formula="of:=AVERAGE([.H57:.H61])" office:value-type="float" office:value="17.4493708134915" calcext:value-type="float">
            <text:p>17.45</text:p>
          </table:table-cell>
          <table:table-cell table:style-name="ce10" table:formula="of:=AVERAGE([.I57:.I61])" office:value-type="float" office:value="2109.768" calcext:value-type="float">
            <text:p>2109.77</text:p>
          </table:table-cell>
          <table:table-cell table:style-name="ce10" table:formula="of:=AVERAGE([.J57:.J61])" office:value-type="float" office:value="5.72538104799771" calcext:value-type="float">
            <text:p>5.73</text:p>
          </table:table-cell>
          <table:table-cell table:style-name="ce10" table:formula="of:=AVERAGE([.K57:.K61])" office:value-type="float" office:value="2152.596" calcext:value-type="float">
            <text:p>2152.60</text:p>
          </table:table-cell>
          <table:table-cell table:style-name="ce10" table:formula="of:=AVERAGE([.L57:.L61])" office:value-type="float" office:value="7.72405982908928" calcext:value-type="float">
            <text:p>7.72</text:p>
          </table:table-cell>
          <table:table-cell table:style-name="ce10" table:formula="of:=AVERAGE([.M57:.M61])" office:value-type="float" office:value="2831.766" calcext:value-type="float">
            <text:p>2831.77</text:p>
          </table:table-cell>
          <table:table-cell table:style-name="ce10" table:formula="of:=AVERAGE([.N57:.N61])" office:value-type="float" office:value="44.8016443027974" calcext:value-type="float">
            <text:p>44.80</text:p>
          </table:table-cell>
          <table:table-cell table:number-columns-repeated="16370"/>
        </table:table-row>
        <table:table-row table:style-name="ro2" table:number-rows-repeated="4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</text:p>
          </table:table-cell>
          <table:covered-table-cell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ce10" office:value-type="string" calcext:value-type="string">
            <text:p>v1_Standard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impr. Stand</text:p>
          </table:table-cell>
          <table:table-cell table:style-name="Default" office:value-type="string" calcext:value-type="string">
            <text:p>impr. +Swap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26" office:value-type="float" office:value="361.73" calcext:value-type="float">
            <text:p>361.73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6" office:value-type="float" office:value="265.62" calcext:value-type="float">
            <text:p>265.62</text:p>
          </table:table-cell>
          <table:table-cell table:style-name="ce10" table:formula="of:=100*([.C69]-[.B69])/[.C69]" office:value-type="float" office:value="-63.2797688904938" calcext:value-type="float">
            <text:p>-63.28</text:p>
          </table:table-cell>
          <table:table-cell table:style-name="ce10" table:formula="of:=100*([.D69]-[.B69])/[.D69]" office:value-type="float" office:value="-36.1832693321286" calcext:value-type="float">
            <text:p>-36.18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26" office:value-type="float" office:value="314.64" calcext:value-type="float">
            <text:p>314.64</text:p>
          </table:table-cell>
          <table:table-cell table:style-name="Default" office:value-type="float" office:value="230.97" calcext:value-type="float">
            <text:p>230.97</text:p>
          </table:table-cell>
          <table:table-cell table:style-name="ce26" office:value-type="float" office:value="224.38" calcext:value-type="float">
            <text:p>224.38</text:p>
          </table:table-cell>
          <table:table-cell table:style-name="ce10" table:formula="of:=100*([.C70]-[.B70])/[.C70]" office:value-type="float" office:value="-36.2254838290687" calcext:value-type="float">
            <text:p>-36.23</text:p>
          </table:table-cell>
          <table:table-cell table:style-name="ce10" table:formula="of:=100*([.D70]-[.B70])/[.D70]" office:value-type="float" office:value="-40.2264016400749" calcext:value-type="float">
            <text:p>-40.2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26" office:value-type="float" office:value="275.8" calcext:value-type="float">
            <text:p>275.80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6" office:value-type="float" office:value="232.55" calcext:value-type="float">
            <text:p>232.55</text:p>
          </table:table-cell>
          <table:table-cell table:style-name="ce10" table:formula="of:=100*([.C71]-[.B71])/[.C71]" office:value-type="float" office:value="-18.9562216950615" calcext:value-type="float">
            <text:p>-18.96</text:p>
          </table:table-cell>
          <table:table-cell table:style-name="ce10" table:formula="of:=100*([.D71]-[.B71])/[.D71]" office:value-type="float" office:value="-18.5981509352827" calcext:value-type="float">
            <text:p>-18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26" office:value-type="float" office:value="833.11" calcext:value-type="float">
            <text:p>833.11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6" office:value-type="float" office:value="771.46" calcext:value-type="float">
            <text:p>771.46</text:p>
          </table:table-cell>
          <table:table-cell table:style-name="ce10" table:formula="of:=100*([.C72]-[.B72])/[.C72]" office:value-type="float" office:value="-12.0690350959792" calcext:value-type="float">
            <text:p>-12.07</text:p>
          </table:table-cell>
          <table:table-cell table:style-name="ce10" table:formula="of:=100*([.D72]-[.B72])/[.D72]" office:value-type="float" office:value="-7.991341093511" calcext:value-type="float">
            <text:p>-7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26" office:value-type="float" office:value="785.3" calcext:value-type="float">
            <text:p>785.30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6" office:value-type="float" office:value="701.25" calcext:value-type="float">
            <text:p>701.25</text:p>
          </table:table-cell>
          <table:table-cell table:style-name="ce10" table:formula="of:=100*([.C73]-[.B73])/[.C73]" office:value-type="float" office:value="-12.2675091852635" calcext:value-type="float">
            <text:p>-12.27</text:p>
          </table:table-cell>
          <table:table-cell table:style-name="ce10" table:formula="of:=100*([.D73]-[.B73])/[.D73]" office:value-type="float" office:value="-11.9857397504456" calcext:value-type="float">
            <text:p>-11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26" office:value-type="float" office:value="715.92" calcext:value-type="float">
            <text:p>715.92</text:p>
          </table:table-cell>
          <table:table-cell table:style-name="Default" office:value-type="float" office:value="523.44" calcext:value-type="float">
            <text:p>523.44</text:p>
          </table:table-cell>
          <table:table-cell table:style-name="ce26" office:value-type="float" office:value="473.32" calcext:value-type="float">
            <text:p>473.32</text:p>
          </table:table-cell>
          <table:table-cell table:style-name="ce10" table:formula="of:=100*([.C74]-[.B74])/[.C74]" office:value-type="float" office:value="-36.7721228794131" calcext:value-type="float">
            <text:p>-36.77</text:p>
          </table:table-cell>
          <table:table-cell table:style-name="ce10" table:formula="of:=100*([.D74]-[.B74])/[.D74]" office:value-type="float" office:value="-51.2549649285895" calcext:value-type="float">
            <text:p>-51.25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26" office:value-type="float" office:value="417.1" calcext:value-type="float">
            <text:p>417.10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6" office:value-type="float" office:value="367.53" calcext:value-type="float">
            <text:p>367.53</text:p>
          </table:table-cell>
          <table:table-cell table:style-name="ce10" table:formula="of:=100*([.C75]-[.B75])/[.C75]" office:value-type="float" office:value="-22.9404309252218" calcext:value-type="float">
            <text:p>-22.94</text:p>
          </table:table-cell>
          <table:table-cell table:style-name="ce10" table:formula="of:=100*([.D75]-[.B75])/[.D75]" office:value-type="float" office:value="-13.4873343672626" calcext:value-type="float">
            <text:p>-13.4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26" office:value-type="float" office:value="3521.95" calcext:value-type="float">
            <text:p>3521.95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6" office:value-type="float" office:value="3476.45" calcext:value-type="float">
            <text:p>3476.45</text:p>
          </table:table-cell>
          <table:table-cell table:style-name="ce10" table:formula="of:=100*([.C76]-[.B76])/[.C76]" office:value-type="float" office:value="-5.74902116211476" calcext:value-type="float">
            <text:p>-5.75</text:p>
          </table:table-cell>
          <table:table-cell table:style-name="ce10" table:formula="of:=100*([.D76]-[.B76])/[.D76]" office:value-type="float" office:value="-1.30880639733061" calcext:value-type="float">
            <text:p>-1.31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26" office:value-type="float" office:value="2583.64" calcext:value-type="float">
            <text:p>2583.64</text:p>
          </table:table-cell>
          <table:table-cell table:style-name="Default" office:value-type="float" office:value="2408.35" calcext:value-type="float">
            <text:p>2408.35</text:p>
          </table:table-cell>
          <table:table-cell table:style-name="ce26" office:value-type="float" office:value="2064.72" calcext:value-type="float">
            <text:p>2064.72</text:p>
          </table:table-cell>
          <table:table-cell table:style-name="ce10" table:formula="of:=100*([.C77]-[.B77])/[.C77]" office:value-type="float" office:value="-7.27842713891253" calcext:value-type="float">
            <text:p>-7.28</text:p>
          </table:table-cell>
          <table:table-cell table:style-name="ce10" table:formula="of:=100*([.D77]-[.B77])/[.D77]" office:value-type="float" office:value="-25.1327056453175" calcext:value-type="float">
            <text:p>-25.1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26" office:value-type="float" office:value="1888.36" calcext:value-type="float">
            <text:p>1888.36</text:p>
          </table:table-cell>
          <table:table-cell table:style-name="Default" office:value-type="float" office:value="1655.83" calcext:value-type="float">
            <text:p>1655.83</text:p>
          </table:table-cell>
          <table:table-cell table:style-name="ce26" office:value-type="float" office:value="1605.77" calcext:value-type="float">
            <text:p>1605.77</text:p>
          </table:table-cell>
          <table:table-cell table:style-name="ce10" table:formula="of:=100*([.C78]-[.B78])/[.C78]" office:value-type="float" office:value="-14.0431082901022" calcext:value-type="float">
            <text:p>-14.04</text:p>
          </table:table-cell>
          <table:table-cell table:style-name="ce10" table:formula="of:=100*([.D78]-[.B78])/[.D78]" office:value-type="float" office:value="-17.5984107313002" calcext:value-type="float">
            <text:p>-17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26" office:value-type="float" office:value="1345.7" calcext:value-type="float">
            <text:p>1345.70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6" office:value-type="float" office:value="1195.53" calcext:value-type="float">
            <text:p>1195.53</text:p>
          </table:table-cell>
          <table:table-cell table:style-name="ce10" table:formula="of:=100*([.C79]-[.B79])/[.C79]" office:value-type="float" office:value="-17.9807296095949" calcext:value-type="float">
            <text:p>-17.98</text:p>
          </table:table-cell>
          <table:table-cell table:style-name="ce10" table:formula="of:=100*([.D79]-[.B79])/[.D79]" office:value-type="float" office:value="-12.5609562286183" calcext:value-type="float">
            <text:p>-12.5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27" office:value-type="float" office:value="1976.45" calcext:value-type="float">
            <text:p>1976.45</text:p>
          </table:table-cell>
          <table:table-cell table:style-name="Default" office:value-type="float" office:value="1578.55" calcext:value-type="float">
            <text:p>1578.55</text:p>
          </table:table-cell>
          <table:table-cell table:style-name="ce27" office:value-type="float" office:value="1597.25" calcext:value-type="float">
            <text:p>1597.25</text:p>
          </table:table-cell>
          <table:table-cell table:style-name="ce10" table:formula="of:=100*([.C80]-[.B80])/[.C80]" office:value-type="float" office:value="-25.2066770137151" calcext:value-type="float">
            <text:p>-25.21</text:p>
          </table:table-cell>
          <table:table-cell table:style-name="ce10" table:formula="of:=100*([.D80]-[.B80])/[.D80]" office:value-type="float" office:value="-23.7408045077477" calcext:value-type="float">
            <text:p>-23.7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27" office:value-type="float" office:value="1792.14" calcext:value-type="float">
            <text:p>1792.14</text:p>
          </table:table-cell>
          <table:table-cell table:style-name="Default" office:value-type="float" office:value="1673.69" calcext:value-type="float">
            <text:p>1673.69</text:p>
          </table:table-cell>
          <table:table-cell table:style-name="ce27" office:value-type="float" office:value="1655.28" calcext:value-type="float">
            <text:p>1655.28</text:p>
          </table:table-cell>
          <table:table-cell table:style-name="ce10" table:formula="of:=100*([.C81]-[.B81])/[.C81]" office:value-type="float" office:value="-7.07717677706147" calcext:value-type="float">
            <text:p>-7.08</text:p>
          </table:table-cell>
          <table:table-cell table:style-name="ce10" table:formula="of:=100*([.D81]-[.B81])/[.D81]" office:value-type="float" office:value="-8.26808757430768" calcext:value-type="float">
            <text:p>-8.27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27" office:value-type="float" office:value="1690.65" calcext:value-type="float">
            <text:p>1690.65</text:p>
          </table:table-cell>
          <table:table-cell table:style-name="Default" office:value-type="float" office:value="1361.22" calcext:value-type="float">
            <text:p>1361.22</text:p>
          </table:table-cell>
          <table:table-cell table:style-name="ce27" office:value-type="float" office:value="1406.07" calcext:value-type="float">
            <text:p>1406.07</text:p>
          </table:table-cell>
          <table:table-cell table:style-name="ce10" table:formula="of:=100*([.C82]-[.B82])/[.C82]" office:value-type="float" office:value="-24.2010843214176" calcext:value-type="float">
            <text:p>-24.20</text:p>
          </table:table-cell>
          <table:table-cell table:style-name="ce10" table:formula="of:=100*([.D82]-[.B82])/[.D82]" office:value-type="float" office:value="-20.2393906420022" calcext:value-type="float">
            <text:p>-20.2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27" office:value-type="float" office:value="3615.71" calcext:value-type="float">
            <text:p>3615.71</text:p>
          </table:table-cell>
          <table:table-cell table:style-name="Default" office:value-type="float" office:value="3226.24" calcext:value-type="float">
            <text:p>3226.24</text:p>
          </table:table-cell>
          <table:table-cell table:style-name="ce27" office:value-type="float" office:value="3238.88" calcext:value-type="float">
            <text:p>3238.88</text:p>
          </table:table-cell>
          <table:table-cell table:style-name="ce10" table:formula="of:=100*([.C83]-[.B83])/[.C83]" office:value-type="float" office:value="-12.0719475302519" calcext:value-type="float">
            <text:p>-12.07</text:p>
          </table:table-cell>
          <table:table-cell table:style-name="ce10" table:formula="of:=100*([.D83]-[.B83])/[.D83]" office:value-type="float" office:value="-11.634577384775" calcext:value-type="float">
            <text:p>-11.6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27" office:value-type="float" office:value="2587.2" calcext:value-type="float">
            <text:p>2587.20</text:p>
          </table:table-cell>
          <table:table-cell table:style-name="Default" office:value-type="float" office:value="2262.24" calcext:value-type="float">
            <text:p>2262.24</text:p>
          </table:table-cell>
          <table:table-cell table:style-name="ce27" office:value-type="float" office:value="2201.89" calcext:value-type="float">
            <text:p>2201.89</text:p>
          </table:table-cell>
          <table:table-cell table:style-name="ce10" table:formula="of:=100*([.C84]-[.B84])/[.C84]" office:value-type="float" office:value="-14.3645236579673" calcext:value-type="float">
            <text:p>-14.36</text:p>
          </table:table-cell>
          <table:table-cell table:style-name="ce10" table:formula="of:=100*([.D84]-[.B84])/[.D84]" office:value-type="float" office:value="-17.4990576277652" calcext:value-type="float">
            <text:p>-17.5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69:.B84])" office:value-type="float" office:value="1544.0875" calcext:value-type="float">
            <text:p>1544.09</text:p>
          </table:table-cell>
          <table:table-cell table:style-name="ce10" table:formula="of:=AVERAGE([.C69:.C84])" office:value-type="float" office:value="1351.6975" calcext:value-type="float">
            <text:p>1351.70</text:p>
          </table:table-cell>
          <table:table-cell table:style-name="ce10" table:formula="of:=AVERAGE([.D69:.D84])" office:value-type="float" office:value="1342.371875" calcext:value-type="float">
            <text:p>1342.37</text:p>
          </table:table-cell>
          <table:table-cell table:style-name="ce10" table:formula="of:=AVERAGE([.E69:.E84])" office:value-type="float" office:value="-20.6552042501025" calcext:value-type="float">
            <text:p>-20.66</text:p>
          </table:table-cell>
          <table:table-cell table:style-name="ce10" table:formula="of:=AVERAGE([.F69:.F84])" office:value-type="float" office:value="-19.8568749241537" calcext:value-type="float">
            <text:p>-19.8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Standard</text:p>
          </table:table-cell>
          <table:table-cell table:style-name="Default" office:value-type="string" calcext:value-type="string">
            <text:p>v1_+Swap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table:formula="of:=100*([.C69]-[.B69])/[.B69]" office:value-type="float" office:value="-38.7554253172256" calcext:value-type="float">
            <text:p>-38.76</text:p>
          </table:table-cell>
          <table:table-cell table:style-name="ce10" table:formula="of:=100*([.D69]-[.B69])/[.B69]" office:value-type="float" office:value="-26.569540817737" calcext:value-type="float">
            <text:p>-26.57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table:formula="of:=100*([.C70]-[.B70])/[.B70]" office:value-type="float" office:value="-26.5922959572845" calcext:value-type="float">
            <text:p>-26.59</text:p>
          </table:table-cell>
          <table:table-cell table:style-name="ce10" table:formula="of:=100*([.D70]-[.B70])/[.B70]" office:value-type="float" office:value="-28.6867531146707" calcext:value-type="float">
            <text:p>-28.6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table:formula="of:=100*([.C71]-[.B71])/[.B71]" office:value-type="float" office:value="-15.9354604786077" calcext:value-type="float">
            <text:p>-15.94</text:p>
          </table:table-cell>
          <table:table-cell table:style-name="ce10" table:formula="of:=100*([.D71]-[.B71])/[.B71]" office:value-type="float" office:value="-15.6816533720087" calcext:value-type="float">
            <text:p>-15.6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table:formula="of:=100*([.C72]-[.B72])/[.B72]" office:value-type="float" office:value="-10.7692861686932" calcext:value-type="float">
            <text:p>-10.77</text:p>
          </table:table-cell>
          <table:table-cell table:style-name="ce10" table:formula="of:=100*([.D72]-[.B72])/[.B72]" office:value-type="float" office:value="-7.39998319549639" calcext:value-type="float">
            <text:p>-7.4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table:formula="of:=100*([.C73]-[.B73])/[.B73]" office:value-type="float" office:value="-10.9270342544251" calcext:value-type="float">
            <text:p>-10.93</text:p>
          </table:table-cell>
          <table:table-cell table:style-name="ce10" table:formula="of:=100*([.D73]-[.B73])/[.B73]" office:value-type="float" office:value="-10.7029160830256" calcext:value-type="float">
            <text:p>-10.7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table:formula="of:=100*([.C74]-[.B74])/[.B74]" office:value-type="float" office:value="-26.8856855514583" calcext:value-type="float">
            <text:p>-26.89</text:p>
          </table:table-cell>
          <table:table-cell table:style-name="ce10" table:formula="of:=100*([.D74]-[.B74])/[.B74]" office:value-type="float" office:value="-33.8864677617611" calcext:value-type="float">
            <text:p>-33.8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table:formula="of:=100*([.C75]-[.B75])/[.B75]" office:value-type="float" office:value="-18.659793814433" calcext:value-type="float">
            <text:p>-18.66</text:p>
          </table:table-cell>
          <table:table-cell table:style-name="ce10" table:formula="of:=100*([.D75]-[.B75])/[.B75]" office:value-type="float" office:value="-11.8844401822105" calcext:value-type="float">
            <text:p>-11.8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table:formula="of:=100*([.C76]-[.B76])/[.B76]" office:value-type="float" office:value="-5.43647695168869" calcext:value-type="float">
            <text:p>-5.44</text:p>
          </table:table-cell>
          <table:table-cell table:style-name="ce10" table:formula="of:=100*([.D76]-[.B76])/[.B76]" office:value-type="float" office:value="-1.29189795425829" calcext:value-type="float">
            <text:p>-1.2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table:formula="of:=100*([.C77]-[.B77])/[.B77]" office:value-type="float" office:value="-6.78461395550464" calcext:value-type="float">
            <text:p>-6.78</text:p>
          </table:table-cell>
          <table:table-cell table:style-name="ce10" table:formula="of:=100*([.D77]-[.B77])/[.B77]" office:value-type="float" office:value="-20.0848415413912" calcext:value-type="float">
            <text:p>-20.0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table:formula="of:=100*([.C78]-[.B78])/[.B78]" office:value-type="float" office:value="-12.3138596454066" calcext:value-type="float">
            <text:p>-12.31</text:p>
          </table:table-cell>
          <table:table-cell table:style-name="ce10" table:formula="of:=100*([.D78]-[.B78])/[.B78]" office:value-type="float" office:value="-14.9648372132432" calcext:value-type="float">
            <text:p>-14.9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table:formula="of:=100*([.C79]-[.B79])/[.B79]" office:value-type="float" office:value="-15.2403953332838" calcext:value-type="float">
            <text:p>-15.24</text:p>
          </table:table-cell>
          <table:table-cell table:style-name="ce10" table:formula="of:=100*([.D79]-[.B79])/[.B79]" office:value-type="float" office:value="-11.1592479750316" calcext:value-type="float">
            <text:p>-11.1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100*([.C80]-[.B80])/[.B80]" office:value-type="float" office:value="-20.1320549470009" calcext:value-type="float">
            <text:p>-20.13</text:p>
          </table:table-cell>
          <table:table-cell table:style-name="ce10" table:formula="of:=100*([.D80]-[.B80])/[.B80]" office:value-type="float" office:value="-19.1859141389866" calcext:value-type="float">
            <text:p>-19.1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100*([.C81]-[.B81])/[.B81]" office:value-type="float" office:value="-6.60941667503655" calcext:value-type="float">
            <text:p>-6.61</text:p>
          </table:table-cell>
          <table:table-cell table:style-name="ce10" table:formula="of:=100*([.D81]-[.B81])/[.B81]" office:value-type="float" office:value="-7.63668017007601" calcext:value-type="float">
            <text:p>-7.64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100*([.C82]-[.B82])/[.B82]" office:value-type="float" office:value="-19.4854050217372" calcext:value-type="float">
            <text:p>-19.49</text:p>
          </table:table-cell>
          <table:table-cell table:style-name="ce10" table:formula="of:=100*([.D82]-[.B82])/[.B82]" office:value-type="float" office:value="-16.8325791855204" calcext:value-type="float">
            <text:p>-16.83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100*([.C83]-[.B83])/[.B83]" office:value-type="float" office:value="-10.771605023633" calcext:value-type="float">
            <text:p>-10.77</text:p>
          </table:table-cell>
          <table:table-cell table:style-name="ce10" table:formula="of:=100*([.D83]-[.B83])/[.B83]" office:value-type="float" office:value="-10.4220194650567" calcext:value-type="float">
            <text:p>-10.42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100*([.C84]-[.B84])/[.B84]" office:value-type="float" office:value="-12.5602968460111" calcext:value-type="float">
            <text:p>-12.56</text:p>
          </table:table-cell>
          <table:table-cell table:style-name="ce10" table:formula="of:=100*([.D84]-[.B84])/[.B84]" office:value-type="float" office:value="-14.8929344465059" calcext:value-type="float">
            <text:p>-14.89</text:p>
          </table:table-cell>
          <table:table-cell table:style-name="Default" table:number-columns-repeated="11"/>
          <table:table-cell table:number-columns-repeated="16370"/>
        </table:table-row>
        <table:table-row table:style-name="ro2" table:number-rows-repeated="8">
          <table:table-cell table:style-name="Default" table:number-columns-repeated="14"/>
          <table:table-cell table:number-columns-repeated="16370"/>
        </table:table-row>
        <table:table-row table:style-name="ro2" table:number-rows-repeated="11">
          <table:table-cell table:style-name="Default" table:number-columns-repeated="4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 vs original</text:p>
          </table:table-cell>
          <table:table-cell table:style-name="Default" table:number-columns-repeated="3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 v1</text:p>
          </table:table-cell>
          <table:table-cell table:style-name="Default" office:value-type="string" calcext:value-type="string">
            <text:p>BEST original</text:p>
          </table:table-cell>
          <table:table-cell table:style-name="Default" office:value-type="string" calcext:value-type="string">
            <text:p>gap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10" table:formula="of:=100*([.C125]-[.B125])/[.B125]" office:value-type="float" office:value="4.28816466552316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10" table:formula="of:=100*([.C126]-[.B126])/[.B126]" office:value-type="float" office:value="9.8047954363134" calcext:value-type="float">
            <text:p>9.8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10" table:formula="of:=100*([.C127]-[.B127])/[.B127]" office:value-type="float" office:value="6.70260944576234" calcext:value-type="float">
            <text:p>6.7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10" table:formula="of:=100*([.C128]-[.B128])/[.B128]" office:value-type="float" office:value="3.38045978557688" calcext:value-type="float">
            <text:p>3.3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10" table:formula="of:=100*([.C129]-[.B129])/[.B129]" office:value-type="float" office:value="4.89785415088136" calcext:value-type="float">
            <text:p>4.9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10" table:formula="of:=100*([.C130]-[.B130])/[.B130]" office:value-type="float" office:value="4.29307867827263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10" table:formula="of:=100*([.C131]-[.B131])/[.B131]" office:value-type="float" office:value="3.78459633919888" calcext:value-type="float">
            <text:p>3.7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10" table:formula="of:=100*([.C132]-[.B132])/[.B132]" office:value-type="float" office:value="7.67847277269343" calcext:value-type="float">
            <text:p>7.6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10" table:formula="of:=100*([.C133]-[.B133])/[.B133]" office:value-type="float" office:value="6.85807276531444" calcext:value-type="float">
            <text:p>6.86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10" table:formula="of:=100*([.C134]-[.B134])/[.B134]" office:value-type="float" office:value="-0.254706464811269" calcext:value-type="float">
            <text:p>-0.25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10" table:formula="of:=100*([.C135]-[.B135])/[.B135]" office:value-type="float" office:value="11.7182910898554" calcext:value-type="float">
            <text:p>11.72</text:p>
          </table:table-cell>
          <table:table-cell table:style-name="ce3" table:number-columns-repeated="4"/>
          <table:table-cell table:style-name="Default" table:number-columns-repeated="6"/>
          <table:table-cell table:number-columns-repeated="16370"/>
        </table:table-row>
        <table:table-row table:style-name="ro2" table:number-rows-repeated="2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NoLocal comparison</text:p>
          </table:table-cell>
          <table:table-cell table:style-name="Default"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 table:formula="of:=100*([.C140]-[.B140])/[.B140]" office:value-type="float" office:value="13.4824316479142" calcext:value-type="float">
            <text:p>13.48</text:p>
          </table:table-cell>
          <table:table-cell table:style-name="ce10" table:formula="of:=100*([.C140]-[.B140])/[.C140]" office:value-type="float" office:value="11.8806333739342" calcext:value-type="float">
            <text:p>11.8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 table:formula="of:=100*([.C141]-[.B141])/[.B141]" office:value-type="float" office:value="21.5071192473939" calcext:value-type="float">
            <text:p>21.51</text:p>
          </table:table-cell>
          <table:table-cell table:style-name="ce10" table:formula="of:=100*([.C141]-[.B141])/[.C141]" office:value-type="float" office:value="17.7002955716565" calcext:value-type="float">
            <text:p>17.7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 table:formula="of:=100*([.C142]-[.B142])/[.B142]" office:value-type="float" office:value="26.7875271936186" calcext:value-type="float">
            <text:p>26.79</text:p>
          </table:table-cell>
          <table:table-cell table:style-name="ce10" table:formula="of:=100*([.C142]-[.B142])/[.C142]" office:value-type="float" office:value="21.1278883550675" calcext:value-type="float">
            <text:p>21.1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 table:formula="of:=100*([.C143]-[.B143])/[.B143]" office:value-type="float" office:value="19.5268331912953" calcext:value-type="float">
            <text:p>19.53</text:p>
          </table:table-cell>
          <table:table-cell table:style-name="ce10" table:formula="of:=100*([.C143]-[.B143])/[.C143]" office:value-type="float" office:value="16.336777834684" calcext:value-type="float">
            <text:p>16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 table:formula="of:=100*([.C144]-[.B144])/[.B144]" office:value-type="float" office:value="18.1255571119318" calcext:value-type="float">
            <text:p>18.13</text:p>
          </table:table-cell>
          <table:table-cell table:style-name="ce10" table:formula="of:=100*([.C144]-[.B144])/[.C144]" office:value-type="float" office:value="15.3443146048036" calcext:value-type="float">
            <text:p>15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 table:formula="of:=100*([.C145]-[.B145])/[.B145]" office:value-type="float" office:value="12.9930718516035" calcext:value-type="float">
            <text:p>12.99</text:p>
          </table:table-cell>
          <table:table-cell table:style-name="ce10" table:formula="of:=100*([.C145]-[.B145])/[.C145]" office:value-type="float" office:value="11.4989986896432" calcext:value-type="float">
            <text:p>11.5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 table:formula="of:=100*([.C146]-[.B146])/[.B146]" office:value-type="float" office:value="12.4694317909374" calcext:value-type="float">
            <text:p>12.47</text:p>
          </table:table-cell>
          <table:table-cell table:style-name="ce10" table:formula="of:=100*([.C146]-[.B146])/[.C146]" office:value-type="float" office:value="11.086951887617" calcext:value-type="float">
            <text:p>11.0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 table:formula="of:=100*([.C147]-[.B147])/[.B147]" office:value-type="float" office:value="22.4475077726828" calcext:value-type="float">
            <text:p>22.45</text:p>
          </table:table-cell>
          <table:table-cell table:style-name="ce10" table:formula="of:=100*([.C147]-[.B147])/[.C147]" office:value-type="float" office:value="18.3323516999263" calcext:value-type="float">
            <text:p>18.3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 table:formula="of:=100*([.C148]-[.B148])/[.B148]" office:value-type="float" office:value="13.5998049263829" calcext:value-type="float">
            <text:p>13.60</text:p>
          </table:table-cell>
          <table:table-cell table:style-name="ce10" table:formula="of:=100*([.C148]-[.B148])/[.C148]" office:value-type="float" office:value="11.9716798239188" calcext:value-type="float">
            <text:p>11.97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 table:formula="of:=100*([.C149]-[.B149])/[.B149]" office:value-type="float" office:value="29.0924400008473" calcext:value-type="float">
            <text:p>29.09</text:p>
          </table:table-cell>
          <table:table-cell table:style-name="ce10" table:formula="of:=100*([.C149]-[.B149])/[.C149]" office:value-type="float" office:value="22.5361299241508" calcext:value-type="float">
            <text:p>22.5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 table:formula="of:=100*([.C150]-[.B150])/[.B150]" office:value-type="float" office:value="18.1831017314409" calcext:value-type="float">
            <text:p>18.18</text:p>
          </table:table-cell>
          <table:table-cell table:style-name="ce10" table:formula="of:=100*([.C150]-[.B150])/[.C150]" office:value-type="float" office:value="15.3855343657845" calcext:value-type="float">
            <text:p>15.3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40:.B150])" office:value-type="float" office:value="1185.75" calcext:value-type="float">
            <text:p>1185.75</text:p>
          </table:table-cell>
          <table:table-cell table:style-name="ce10" table:formula="of:=AVERAGE([.C140:.C150])" office:value-type="float" office:value="1419.96727272727" calcext:value-type="float">
            <text:p>1419.97</text:p>
          </table:table-cell>
          <table:table-cell table:style-name="ce10" table:formula="of:=AVERAGE([.D140:.D150])" office:value-type="float" office:value="18.9286205878226" calcext:value-type="float">
            <text:p>18.93</text:p>
          </table:table-cell>
          <table:table-cell table:style-name="ce10" table:formula="of:=AVERAGE([.E140:.E150])" office:value-type="float" office:value="15.745596011926" calcext:value-type="float">
            <text:p>15.75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Default" office:value-type="float" office:value="1976.45" calcext:value-type="float">
            <text:p>1976.45</text:p>
          </table:table-cell>
          <table:table-cell table:style-name="Default" office:value-type="float" office:value="2631.68" calcext:value-type="float">
            <text:p>2631.68</text:p>
          </table:table-cell>
          <table:table-cell table:style-name="ce10" table:formula="of:=100*([.C154]-[.B154])/[.B154]" office:value-type="float" office:value="33.1518631890511" calcext:value-type="float">
            <text:p>33.15</text:p>
          </table:table-cell>
          <table:table-cell table:style-name="ce10" table:formula="of:=100*([.C154]-[.B154])/[.C154]" office:value-type="float" office:value="24.8977839250973" calcext:value-type="float">
            <text:p>24.9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Default" office:value-type="float" office:value="1792.14" calcext:value-type="float">
            <text:p>1792.14</text:p>
          </table:table-cell>
          <table:table-cell table:style-name="Default" office:value-type="float" office:value="2346.33" calcext:value-type="float">
            <text:p>2346.33</text:p>
          </table:table-cell>
          <table:table-cell table:style-name="ce10" table:formula="of:=100*([.C155]-[.B155])/[.B155]" office:value-type="float" office:value="30.9233653620811" calcext:value-type="float">
            <text:p>30.92</text:p>
          </table:table-cell>
          <table:table-cell table:style-name="ce10" table:formula="of:=100*([.C155]-[.B155])/[.C155]" office:value-type="float" office:value="23.6194397207554" calcext:value-type="float">
            <text:p>23.62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Default" office:value-type="float" office:value="1690.65" calcext:value-type="float">
            <text:p>1690.65</text:p>
          </table:table-cell>
          <table:table-cell table:style-name="Default" office:value-type="float" office:value="2043.82" calcext:value-type="float">
            <text:p>2043.82</text:p>
          </table:table-cell>
          <table:table-cell table:style-name="ce10" table:formula="of:=100*([.C156]-[.B156])/[.B156]" office:value-type="float" office:value="20.8895986750658" calcext:value-type="float">
            <text:p>20.89</text:p>
          </table:table-cell>
          <table:table-cell table:style-name="ce10" table:formula="of:=100*([.C156]-[.B156])/[.C156]" office:value-type="float" office:value="17.2798974469376" calcext:value-type="float">
            <text:p>17.2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Default" office:value-type="float" office:value="3615.71" calcext:value-type="float">
            <text:p>3615.71</text:p>
          </table:table-cell>
          <table:table-cell table:style-name="Default" office:value-type="float" office:value="4073.03" calcext:value-type="float">
            <text:p>4073.03</text:p>
          </table:table-cell>
          <table:table-cell table:style-name="ce10" table:formula="of:=100*([.C157]-[.B157])/[.B157]" office:value-type="float" office:value="12.648138263301" calcext:value-type="float">
            <text:p>12.65</text:p>
          </table:table-cell>
          <table:table-cell table:style-name="ce10" table:formula="of:=100*([.C157]-[.B157])/[.C157]" office:value-type="float" office:value="11.2280047041146" calcext:value-type="float">
            <text:p>11.2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Default" office:value-type="float" office:value="2587.2" calcext:value-type="float">
            <text:p>2587.2</text:p>
          </table:table-cell>
          <table:table-cell table:style-name="Default" office:value-type="float" office:value="3063.97" calcext:value-type="float">
            <text:p>3063.97</text:p>
          </table:table-cell>
          <table:table-cell table:style-name="ce10" table:formula="of:=100*([.C158]-[.B158])/[.B158]" office:value-type="float" office:value="18.4280303030303" calcext:value-type="float">
            <text:p>18.43</text:p>
          </table:table-cell>
          <table:table-cell table:style-name="ce10" table:formula="of:=100*([.C158]-[.B158])/[.C158]" office:value-type="float" office:value="15.5605309451463" calcext:value-type="float">
            <text:p>15.56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54:.B158])" office:value-type="float" office:value="2332.43" calcext:value-type="float">
            <text:p>2332.43</text:p>
          </table:table-cell>
          <table:table-cell table:style-name="ce10" table:formula="of:=AVERAGE([.C154:.C158])" office:value-type="float" office:value="2831.766" calcext:value-type="float">
            <text:p>2831.77</text:p>
          </table:table-cell>
          <table:table-cell table:style-name="ce10" table:formula="of:=AVERAGE([.D154:.D158])" office:value-type="float" office:value="23.2081991585058" calcext:value-type="float">
            <text:p>23.21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 table:formula="of:=AVERAGE([.D154:.D159];[.D140:.D150])" office:value-type="float" office:value="20.4390600833579" calcext:value-type="float">
            <text:p>20.44</text:p>
          </table:table-cell>
          <table:table-cell table:style-name="ce10" table:formula="of:=AVERAGE([.E154:.E158];[.E140:.E150])" office:value-type="float" office:value="16.6117008045774" calcext:value-type="float">
            <text:p>16.61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 table:number-rows-repeated="14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ce3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7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6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4" table:number-columns-repeated="5"/>
          <table:table-cell table:style-name="Default" table:number-columns-repeated="9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04835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C43:Sheet1.H53 Sheet1.J43:Sheet1.J53 Sheet1.L43:Sheet1.L53 Sheet1.N43:Sheet1.N53 Sheet1.D57:Sheet1.D61 Sheet1.F57:Sheet1.F61 Sheet1.H57:Sheet1.H61 Sheet1.J57:Sheet1.J61 Sheet1.L57:Sheet1.L61 Sheet1.N57:Sheet1.N61 Sheet1.B69:Sheet1.B79 Sheet1.D69:Sheet1.D79">
            <calcext:condition calcext:apply-style-name="cf1" calcext:value="formula-is([.B43]=MIN([.$C43];[.$E43];[.$G43];[.$I43];[.$K43];[.$M43]))" calcext:base-cell-address="Sheet1.B43"/>
          </calcext:conditional-format>
          <calcext:conditional-format calcext:target-range-address="Sheet1.C57:Sheet1.C61 Sheet1.E57:Sheet1.E61 Sheet1.G57:Sheet1.G61 Sheet1.I57:Sheet1.I61 Sheet1.K57:Sheet1.K61 Sheet1.M57:Sheet1.M61 Sheet1.B80:Sheet1.B84 Sheet1.D80:Sheet1.D84">
            <calcext:condition calcext:apply-style-name="cf1" calcext:value="formula-is([.B57]=MIN([.$C57];[.$E57];[.$G57];[.$I57];[.$K57];[.$M57]))" calcext:base-cell-address="Sheet1.B57"/>
          </calcext:conditional-format>
          <calcext:conditional-format calcext:target-range-address="Sheet1.C19:Sheet1.H29">
            <calcext:condition calcext:apply-style-name="cf1" calcext:value="formula-is([.C19]=MIN([.$C19];[.$E19];[.$G19]))" calcext:base-cell-address="Sheet1.C19"/>
          </calcext:conditional-format>
          <calcext:conditional-format calcext:target-range-address="Sheet1.C3:Sheet1.H13 Sheet1.I43:Sheet1.I53 Sheet1.K43:Sheet1.K53 Sheet1.M43:Sheet1.M53">
            <calcext:condition calcext:apply-style-name="cf1" calcext:value="formula-is([.C3]=MIN([.$C3];[.$E3];[.$G3])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/>
      <style:text-properties fo:color="#0066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2:47:06.002110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4-05-13T10:43:35Z</meta:creation-date>
    <dc:date>2024-09-02T13:23:42.283085379</dc:date>
    <meta:editing-cycles>297</meta:editing-cycles>
    <meta:editing-duration>PT7H5M52S</meta:editing-duration>
    <meta:document-statistic meta:table-count="2" meta:cell-count="127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top" svg:x="3.495cm" svg:y="0.185cm" style:legend-expansion="wide" chart:style-name="ch2"/>
        <chart:plot-area chart:style-name="ch3" table:cell-range-address="'Sheet1_(2)'.A3:'Sheet1_(2)'.A12 'Sheet1_(2)'.M2:'Sheet1_(2)'.O12" chart:data-source-has-labels="both" svg:x="1.261cm" svg:y="0.856cm" svg:width="11.186cm" svg:height="5.636cm">
          <chart:coordinate-region svg:x="1.83cm" svg:y="1.016cm" svg:width="10.617cm" svg:height="4.908cm"/>
          <chart:axis chart:dimension="x" chart:name="primary-x" chart:style-name="ch4" chartooo:axis-type="text">
            <chart:title svg:x="5.639cm" svg:y="6.644cm" chart:style-name="ch5">
              <text:p>Instances - small</text:p>
            </chart:title>
            <chart:categories table:cell-range-address="'Sheet1_(2)'.A3:'Sheet1_(2)'.A12"/>
          </chart:axis>
          <chart:axis chart:dimension="y" chart:name="primary-y" chart:style-name="ch6">
            <chart:title svg:x="0.451cm" svg:y="4.955cm" chart:style-name="ch7">
              <text:p>Improvement (%)</text:p>
            </chart:title>
          </chart:axis>
          <chart:series chart:style-name="ch8" chart:values-cell-range-address="'Sheet1_(2)'.M3:'Sheet1_(2)'.M12" chart:label-cell-address="'Sheet1_(2)'.M2:'Sheet1_(2)'.M2" chart:class="chart:bar">
            <chart:data-point chart:repeated="10"/>
          </chart:series>
          <chart:series chart:style-name="ch9" chart:values-cell-range-address="'Sheet1_(2)'.N3:'Sheet1_(2)'.N12" chart:label-cell-address="'Sheet1_(2)'.N2:'Sheet1_(2)'.N2" chart:class="chart:bar">
            <chart:data-point chart:repeated="10"/>
          </chart:series>
          <chart:series chart:style-name="ch10" chart:values-cell-range-address="'Sheet1_(2)'.O3:'Sheet1_(2)'.O12" chart:label-cell-address="'Sheet1_(2)'.O2:'Sheet1_(2)'.O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M2:'Sheet1_(2)'.M2</svg:desc>
                </draw:g>
              </table:table-cell>
              <table:table-cell office:value-type="string">
                <text:p>MD-mfcmTSP*</text:p>
                <draw:g>
                  <svg:desc>'Sheet1_(2)'.N2:'Sheet1_(2)'.N2</svg:desc>
                </draw:g>
              </table:table-cell>
              <table:table-cell office:value-type="string">
                <text:p>ACO</text:p>
                <draw:g>
                  <svg:desc>'Sheet1_(2)'.O2:'Sheet1_(2)'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3:'Sheet1_(2)'.A12</svg:desc>
                </draw:g>
              </table:table-cell>
              <table:table-cell office:value-type="float" office:value="11.8806333739342">
                <text:p>11.8806333739342</text:p>
                <draw:g>
                  <svg:desc>'Sheet1_(2)'.M3:'Sheet1_(2)'.M12</svg:desc>
                </draw:g>
              </table:table-cell>
              <table:table-cell office:value-type="float" office:value="46.0316686967113">
                <text:p>46.0316686967113</text:p>
                <draw:g>
                  <svg:desc>'Sheet1_(2)'.N3:'Sheet1_(2)'.N12</svg:desc>
                </draw:g>
              </table:table-cell>
              <table:table-cell office:value-type="float" office:value="35.2935444579781">
                <text:p>35.2935444579781</text:p>
                <draw:g>
                  <svg:desc>'Sheet1_(2)'.O3:'Sheet1_(2)'.O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1.3094085951191">
                <text:p>41.30940859511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1278883550675">
                <text:p>21.1278883550675</text:p>
              </table:table-cell>
              <table:table-cell office:value-type="float" office:value="33.6965225348891">
                <text:p>33.6965225348891</text:p>
              </table:table-cell>
              <table:table-cell office:value-type="float" office:value="33.4963395104095">
                <text:p>33.4963395104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4684">
                <text:p>16.336777834684</text:p>
              </table:table-cell>
              <table:table-cell office:value-type="float" office:value="25.3467096476165">
                <text:p>25.3467096476165</text:p>
              </table:table-cell>
              <table:table-cell office:value-type="float" office:value="22.5278422157282">
                <text:p>22.52784221572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3443146048036">
                <text:p>15.3443146048036</text:p>
              </table:table-cell>
              <table:table-cell office:value-type="float" office:value="24.594670346255">
                <text:p>24.594670346255</text:p>
              </table:table-cell>
              <table:table-cell office:value-type="float" office:value="24.4049415721616">
                <text:p>24.40494157216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989986896432">
                <text:p>11.4989986896432</text:p>
              </table:table-cell>
              <table:table-cell office:value-type="float" office:value="35.2930996118377">
                <text:p>35.2930996118377</text:p>
              </table:table-cell>
              <table:table-cell office:value-type="float" office:value="41.488861967513">
                <text:p>41.4888619675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086951887617">
                <text:p>11.086951887617</text:p>
              </table:table-cell>
              <table:table-cell office:value-type="float" office:value="27.6779433395153">
                <text:p>27.6779433395153</text:p>
              </table:table-cell>
              <table:table-cell office:value-type="float" office:value="21.6537699047132">
                <text:p>21.6537699047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3323516999263">
                <text:p>18.3323516999263</text:p>
              </table:table-cell>
              <table:table-cell office:value-type="float" office:value="22.772194576746">
                <text:p>22.772194576746</text:p>
              </table:table-cell>
              <table:table-cell office:value-type="float" office:value="19.3874143776058">
                <text:p>19.3874143776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9716798239188">
                <text:p>11.9716798239188</text:p>
              </table:table-cell>
              <table:table-cell office:value-type="float" office:value="17.9440615193815">
                <text:p>17.9440615193815</text:p>
              </table:table-cell>
              <table:table-cell office:value-type="float" office:value="29.6520284428333">
                <text:p>29.6520284428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361299241508">
                <text:p>22.5361299241508</text:p>
              </table:table-cell>
              <table:table-cell office:value-type="float" office:value="32.074922161191">
                <text:p>32.074922161191</text:p>
              </table:table-cell>
              <table:table-cell office:value-type="float" office:value="34.1284719800798">
                <text:p>34.1284719800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bottom" svg:x="4.487cm" svg:y="7.101cm" style:legend-expansion="wide" chart:style-name="ch2"/>
        <chart:plot-area chart:style-name="ch3" table:cell-range-address="'Sheet1_(2)'.A33:'Sheet1_(2)'.E45" chart:data-source-has-labels="both" svg:x="0.254cm" svg:y="0.152cm" svg:width="12.193cm" svg:height="6.613cm">
          <chart:coordinate-region svg:x="0.673cm" svg:y="0.312cm" svg:width="11.774cm" svg:height="5.566cm"/>
          <chart:axis chart:dimension="x" chart:name="primary-x" chart:style-name="ch4" chartooo:axis-type="text">
            <chart:categories table:cell-range-address="'Sheet1_(2)'.A34:'Sheet1_(2)'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eet1_(2)'.C34:'Sheet1_(2)'.C45" chart:label-cell-address="'Sheet1_(2)'.C33:'Sheet1_(2)'.C33" chart:class="chart:bar">
            <chart:data-point chart:repeated="12"/>
          </chart:series>
          <chart:series chart:style-name="ch8" chart:values-cell-range-address="'Sheet1_(2)'.D34:'Sheet1_(2)'.D45" chart:label-cell-address="'Sheet1_(2)'.D33:'Sheet1_(2)'.D33" chart:class="chart:bar">
            <chart:data-point chart:repeated="12"/>
          </chart:series>
          <chart:series chart:style-name="ch9" chart:values-cell-range-address="'Sheet1_(2)'.E34:'Sheet1_(2)'.E45" chart:label-cell-address="'Sheet1_(2)'.E33:'Sheet1_(2)'.E3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'Sheet1_(2)'.C33:'Sheet1_(2)'.C33</svg:desc>
                </draw:g>
              </table:table-cell>
              <table:table-cell office:value-type="string">
                <text:p>SD-20</text:p>
                <draw:g>
                  <svg:desc>'Sheet1_(2)'.D33:'Sheet1_(2)'.D33</svg:desc>
                </draw:g>
              </table:table-cell>
              <table:table-cell office:value-type="string">
                <text:p>SD-28</text:p>
                <draw:g>
                  <svg:desc>'Sheet1_(2)'.E33:'Sheet1_(2)'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'Sheet1_(2)'.A34:'Sheet1_(2)'.B45</svg:desc>
                </draw:g>
              </table:table-cell>
              <table:table-cell office:value-type="float" office:value="17.70029557">
                <text:p>17.70029557</text:p>
                <draw:g>
                  <svg:desc>'Sheet1_(2)'.C34:'Sheet1_(2)'.C45</svg:desc>
                </draw:g>
              </table:table-cell>
              <table:table-cell office:value-type="float" office:value="39.58567655">
                <text:p>39.58567655</text:p>
                <draw:g>
                  <svg:desc>'Sheet1_(2)'.D34:'Sheet1_(2)'.D45</svg:desc>
                </draw:g>
              </table:table-cell>
              <table:table-cell office:value-type="float" office:value="41.3094086">
                <text:p>41.3094086</text:p>
                <draw:g>
                  <svg:desc>'Sheet1_(2)'.E34:'Sheet1_(2)'.E45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1</text:p>
                <text:list>
                  <text:list-item>
                    <text:p>ACO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CO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ACO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5.202cm" svg:y="0.288cm" chart:style-name="ch2">
          <text:p>Chart Title</text:p>
        </chart:title>
        <chart:legend chart:legend-position="bottom" svg:x="2.58cm" svg:y="7.101cm" style:legend-expansion="wide" chart:style-name="ch3"/>
        <chart:plot-area chart:style-name="ch4" table:cell-range-address="'Sheet1_(2)'.A48:'Sheet1_(2)'.D56" chart:data-source-has-labels="both" svg:x="0.254cm" svg:y="1.239cm" svg:width="12.193cm" svg:height="5.526cm">
          <chart:coordinate-region svg:x="0.673cm" svg:y="1.399cm" svg:width="11.693cm" svg:height="4.798cm"/>
          <chart:axis chart:dimension="x" chart:name="primary-x" chart:style-name="ch5" chartooo:axis-type="text">
            <chart:categories table:cell-range-address="'Sheet1_(2)'.A49:'Sheet1_(2)'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heet1_(2)'.B49:'Sheet1_(2)'.B56" chart:label-cell-address="'Sheet1_(2)'.B48:'Sheet1_(2)'.B48" chart:class="chart:line">
            <chart:data-point chart:repeated="8"/>
          </chart:series>
          <chart:series chart:style-name="ch9" chart:values-cell-range-address="'Sheet1_(2)'.C49:'Sheet1_(2)'.C56" chart:label-cell-address="'Sheet1_(2)'.C48:'Sheet1_(2)'.C48" chart:class="chart:line">
            <chart:data-point chart:repeated="8"/>
          </chart:series>
          <chart:series chart:style-name="ch10" chart:values-cell-range-address="'Sheet1_(2)'.D49:'Sheet1_(2)'.D56" chart:label-cell-address="'Sheet1_(2)'.D48:'Sheet1_(2)'.D4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B48:'Sheet1_(2)'.B48</svg:desc>
                </draw:g>
              </table:table-cell>
              <table:table-cell office:value-type="string">
                <text:p>MD-mfcmTSP*</text:p>
                <draw:g>
                  <svg:desc>'Sheet1_(2)'.C48:'Sheet1_(2)'.C48</svg:desc>
                </draw:g>
              </table:table-cell>
              <table:table-cell office:value-type="string">
                <text:p>ACO</text:p>
                <draw:g>
                  <svg:desc>'Sheet1_(2)'.D48:'Sheet1_(2)'.D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49:'Sheet1_(2)'.A56</svg:desc>
                </draw:g>
              </table:table-cell>
              <table:table-cell office:value-type="float" office:value="17.70029557">
                <text:p>17.70029557</text:p>
                <draw:g>
                  <svg:desc>'Sheet1_(2)'.B49:'Sheet1_(2)'.B56</svg:desc>
                </draw:g>
              </table:table-cell>
              <table:table-cell office:value-type="float" office:value="39.58567655">
                <text:p>39.58567655</text:p>
                <draw:g>
                  <svg:desc>'Sheet1_(2)'.C49:'Sheet1_(2)'.C56</svg:desc>
                </draw:g>
              </table:table-cell>
              <table:table-cell office:value-type="float" office:value="41.3094086">
                <text:p>41.3094086</text:p>
                <draw:g>
                  <svg:desc>'Sheet1_(2)'.D49:'Sheet1_(2)'.D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